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34.85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7.85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fr" number:country="FR">
      <number:number number:min-integer-digits="1"/>
    </number:number-style>
    <style:style style:name="ce3" style:family="table-cell" style:parent-style-name="Default" style:data-style-name="N20000"/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table:style-name="ce3" office:value-type="string" calcext:value-type="string">
            <text:p>UD A-W</text:p>
          </table:table-cell>
          <table:table-cell table:style-name="ce3" office:value-type="string" calcext:value-type="string">
            <text:p>UD D–W</text:p>
          </table:table-cell>
          <table:table-cell table:style-name="ce3" office:value-type="string" calcext:value-type="string">
            <text:p>UD W-D</text:p>
          </table:table-cell>
          <table:table-cell table:style-name="ce3" office:value-type="string" calcext:value-type="string">
            <text:p>SD A-W</text:p>
          </table:table-cell>
          <table:table-cell table:style-name="ce3" office:value-type="string" calcext:value-type="string">
            <text:p>SD W-D</text:p>
          </table:table-cell>
          <table:table-cell table:style-name="ce3" office:value-type="string" calcext:value-type="string">
            <text:p>SD D-W</text:p>
          </table:table-cell>
          <table:table-cell table:style-name="ce3" office:value-type="string" calcext:value-type="string">
            <text:p>FullDATA A-W</text:p>
          </table:table-cell>
          <table:table-cell table:style-name="ce3" office:value-type="string" calcext:value-type="string">
            <text:p>FullDATA D-W</text:p>
          </table:table-cell>
          <table:table-cell table:style-name="ce3" office:value-type="string" calcext:value-type="string">
            <text:p>FullDATA W-D</text:p>
          </table:table-cell>
          <table:table-cell table:style-name="ce3" office:value-type="string" calcext:value-type="string">
            <text:p>UD W-W</text:p>
          </table:table-cell>
          <table:table-cell table:style-name="ce3"/>
        </table:table-row>
        <table:table-row table:style-name="ro1">
          <table:table-cell table:style-name="ce3" office:value-type="float" office:value="0.59748427672956" calcext:value-type="float">
            <text:p>0,59748427672956</text:p>
          </table:table-cell>
          <table:table-cell table:style-name="ce3" office:value-type="float" office:value="0.905660377358491" calcext:value-type="float">
            <text:p>0,905660377358491</text:p>
          </table:table-cell>
          <table:table-cell table:style-name="ce3" office:value-type="float" office:value="0.919678714859438" calcext:value-type="float">
            <text:p>0,919678714859438</text:p>
          </table:table-cell>
          <table:table-cell table:style-name="ce3" office:value-type="float" office:value="0.808805031446541" calcext:value-type="float">
            <text:p>0,808805031446541</text:p>
          </table:table-cell>
          <table:table-cell table:style-name="ce3" office:value-type="float" office:value="0.943775100401606" calcext:value-type="float">
            <text:p>0,943775100401606</text:p>
          </table:table-cell>
          <table:table-cell table:style-name="ce3" office:value-type="float" office:value="0.963522012578616" calcext:value-type="float">
            <text:p>0,963522012578616</text:p>
          </table:table-cell>
          <table:table-cell table:style-name="ce3" office:value-type="float" office:value="0.610062893081761" calcext:value-type="float">
            <text:p>0,610062893081761</text:p>
          </table:table-cell>
          <table:table-cell table:style-name="ce3" office:value-type="float" office:value="0.955974842767296" calcext:value-type="float">
            <text:p>0,955974842767296</text:p>
          </table:table-cell>
          <table:table-cell table:style-name="ce3" office:value-type="float" office:value="0.987951807228916" calcext:value-type="float">
            <text:p>0,987951807228916</text:p>
          </table:table-cell>
          <table:table-cell table:style-name="ce3" office:value-type="float" office:value="0.950943396226415" calcext:value-type="float">
            <text:p>0,950943396226415</text:p>
          </table:table-cell>
          <table:table-cell table:style-name="ce3"/>
        </table:table-row>
        <table:table-row table:style-name="ro1">
          <table:table-cell table:style-name="ce3" office:value-type="float" office:value="0.539622641509434" calcext:value-type="float">
            <text:p>0,539622641509434</text:p>
          </table:table-cell>
          <table:table-cell table:style-name="ce3" office:value-type="float" office:value="0.877987421383648" calcext:value-type="float">
            <text:p>0,877987421383648</text:p>
          </table:table-cell>
          <table:table-cell table:style-name="ce3" office:value-type="float" office:value="0.913654618473896" calcext:value-type="float">
            <text:p>0,913654618473896</text:p>
          </table:table-cell>
          <table:table-cell table:style-name="ce3" office:value-type="float" office:value="0.833962264150943" calcext:value-type="float">
            <text:p>0,833962264150943</text:p>
          </table:table-cell>
          <table:table-cell table:style-name="ce3" office:value-type="float" office:value="0.963855421686747" calcext:value-type="float">
            <text:p>0,963855421686747</text:p>
          </table:table-cell>
          <table:table-cell table:style-name="ce3" office:value-type="float" office:value="0.958490566037736" calcext:value-type="float">
            <text:p>0,958490566037736</text:p>
          </table:table-cell>
          <table:table-cell table:style-name="ce3" table:number-columns-repeated="3"/>
          <table:table-cell table:style-name="ce3" office:value-type="float" office:value="0.940880503144654" calcext:value-type="float">
            <text:p>0,940880503144654</text:p>
          </table:table-cell>
          <table:table-cell table:style-name="ce3"/>
        </table:table-row>
        <table:table-row table:style-name="ro1">
          <table:table-cell table:style-name="ce3" office:value-type="float" office:value="0.588679245283019" calcext:value-type="float">
            <text:p>0,588679245283019</text:p>
          </table:table-cell>
          <table:table-cell table:style-name="ce3" office:value-type="float" office:value="0.918238993710692" calcext:value-type="float">
            <text:p>0,918238993710692</text:p>
          </table:table-cell>
          <table:table-cell table:style-name="ce3" office:value-type="float" office:value="0.907630522088353" calcext:value-type="float">
            <text:p>0,907630522088353</text:p>
          </table:table-cell>
          <table:table-cell table:style-name="ce3" office:value-type="float" office:value="0.813836477987421" calcext:value-type="float">
            <text:p>0,813836477987421</text:p>
          </table:table-cell>
          <table:table-cell table:style-name="ce3" office:value-type="float" office:value="0.959839357429719" calcext:value-type="float">
            <text:p>0,959839357429719</text:p>
          </table:table-cell>
          <table:table-cell table:style-name="ce3" office:value-type="float" office:value="0.945911949685535" calcext:value-type="float">
            <text:p>0,945911949685535</text:p>
          </table:table-cell>
          <table:table-cell table:style-name="ce3" table:number-columns-repeated="3"/>
          <table:table-cell table:style-name="ce3" office:value-type="float" office:value="0.953459119496855" calcext:value-type="float">
            <text:p>0,953459119496855</text:p>
          </table:table-cell>
          <table:table-cell table:style-name="ce3"/>
        </table:table-row>
        <table:table-row table:style-name="ro1">
          <table:table-cell table:style-name="ce3" table:formula="of:= AVERAGE([.A2:.A4])" office:value-type="float" office:value="0.575262054507338" calcext:value-type="float">
            <text:p>0,575262054507338</text:p>
          </table:table-cell>
          <table:table-cell table:style-name="ce3" table:formula="of:= AVERAGE([.B2:.B4])" office:value-type="float" office:value="0.90062893081761" calcext:value-type="float">
            <text:p>0,90062893081761</text:p>
          </table:table-cell>
          <table:table-cell table:style-name="ce3" table:formula="of:= AVERAGE([.C2:.C4])" office:value-type="float" office:value="0.913654618473896" calcext:value-type="float">
            <text:p>0,913654618473896</text:p>
          </table:table-cell>
          <table:table-cell table:style-name="ce3" table:formula="of:= AVERAGE([.D2:.D4])" office:value-type="float" office:value="0.818867924528302" calcext:value-type="float">
            <text:p>0,818867924528302</text:p>
          </table:table-cell>
          <table:table-cell table:style-name="ce3" table:formula="of:= AVERAGE([.E2:.E4])" office:value-type="float" office:value="0.955823293172691" calcext:value-type="float">
            <text:p>0,955823293172691</text:p>
          </table:table-cell>
          <table:table-cell table:style-name="ce3" table:formula="of:= AVERAGE([.F2:.F4])" office:value-type="float" office:value="0.955974842767296" calcext:value-type="float">
            <text:p>0,955974842767296</text:p>
          </table:table-cell>
          <table:table-cell table:style-name="ce3" table:formula="of:= AVERAGE([.G2:.G4])" office:value-type="float" office:value="0.610062893081761" calcext:value-type="float">
            <text:p>0,610062893081761</text:p>
          </table:table-cell>
          <table:table-cell table:style-name="ce3" table:formula="of:= AVERAGE([.H2:.H4])" office:value-type="float" office:value="0.955974842767296" calcext:value-type="float">
            <text:p>0,955974842767296</text:p>
          </table:table-cell>
          <table:table-cell table:style-name="ce3" table:formula="of:= AVERAGE([.I2:.I4])" office:value-type="float" office:value="0.987951807228916" calcext:value-type="float">
            <text:p>0,987951807228916</text:p>
          </table:table-cell>
          <table:table-cell table:style-name="ce3" table:formula="of:= AVERAGE([.J2:.J4])" office:value-type="float" office:value="0.948427672955975" calcext:value-type="float">
            <text:p>0,948427672955975</text:p>
          </table:table-cell>
          <table:table-cell table:style-name="ce3"/>
        </table:table-row>
        <table:table-row table:style-name="ro1">
          <table:table-cell table:style-name="ce3" table:number-columns-repeated="11"/>
        </table:table-row>
        <table:table-row table:style-name="ro1">
          <table:table-cell table:style-name="ce3" office:value-type="string" calcext:value-type="string">
            <text:p>MK AlexNET</text:p>
          </table:table-cell>
          <table:table-cell table:style-name="ce3" table:number-columns-repeated="10"/>
        </table:table-row>
        <table:table-row table:style-name="ro1">
          <table:table-cell table:style-name="ce3" office:value-type="string" calcext:value-type="string">
            <text:p>UD A-W</text:p>
          </table:table-cell>
          <table:table-cell table:style-name="ce3" office:value-type="string" calcext:value-type="string">
            <text:p>UD D–W</text:p>
          </table:table-cell>
          <table:table-cell table:style-name="ce3" office:value-type="string" calcext:value-type="string">
            <text:p>UD W-D</text:p>
          </table:table-cell>
          <table:table-cell table:style-name="ce3" office:value-type="string" calcext:value-type="string">
            <text:p>SD A-W</text:p>
          </table:table-cell>
          <table:table-cell table:style-name="ce3" office:value-type="string" calcext:value-type="string">
            <text:p>SD W-D</text:p>
          </table:table-cell>
          <table:table-cell table:style-name="ce3" office:value-type="string" calcext:value-type="string">
            <text:p>SD D-W</text:p>
          </table:table-cell>
          <table:table-cell table:style-name="ce3" office:value-type="string" calcext:value-type="string">
            <text:p>FullDATA A-W</text:p>
          </table:table-cell>
          <table:table-cell table:style-name="ce3" office:value-type="string" calcext:value-type="string">
            <text:p>FullDATA D-W</text:p>
          </table:table-cell>
          <table:table-cell table:style-name="ce3" office:value-type="string" calcext:value-type="string">
            <text:p>FullDATA W-D</text:p>
          </table:table-cell>
          <table:table-cell table:style-name="ce3" office:value-type="string" calcext:value-type="string">
            <text:p>UD W-W</text:p>
          </table:table-cell>
          <table:table-cell table:style-name="ce3"/>
        </table:table-row>
        <table:table-row table:style-name="ro1">
          <table:table-cell table:style-name="ce3" office:value-type="float" office:value="0.613836477987421" calcext:value-type="float">
            <text:p>0,613836477987421</text:p>
          </table:table-cell>
          <table:table-cell table:style-name="ce3" office:value-type="float" office:value="0.90062893081761" calcext:value-type="float">
            <text:p>0,90062893081761</text:p>
          </table:table-cell>
          <table:table-cell table:style-name="ce3" office:value-type="float" office:value="0.891566265060241" calcext:value-type="float">
            <text:p>0,891566265060241</text:p>
          </table:table-cell>
          <table:table-cell table:style-name="ce3" office:value-type="float" office:value="0.813836477987421" calcext:value-type="float">
            <text:p>0,813836477987421</text:p>
          </table:table-cell>
          <table:table-cell table:style-name="ce3" office:value-type="float" office:value="0.965863453815261" calcext:value-type="float">
            <text:p>0,965863453815261</text:p>
          </table:table-cell>
          <table:table-cell table:style-name="ce3" office:value-type="float" office:value="0.937106918238994" calcext:value-type="float">
            <text:p>0,937106918238994</text:p>
          </table:table-cell>
          <table:table-cell table:style-name="ce3" office:value-type="float" office:value="0.631446540880503" calcext:value-type="float">
            <text:p>0,631446540880503</text:p>
          </table:table-cell>
          <table:table-cell table:style-name="ce3" office:value-type="float" office:value="0.952201257861635" calcext:value-type="float">
            <text:p>0,952201257861635</text:p>
          </table:table-cell>
          <table:table-cell table:style-name="ce3" office:value-type="float" office:value="0.987951807228916" calcext:value-type="float">
            <text:p>0,987951807228916</text:p>
          </table:table-cell>
          <table:table-cell table:style-name="ce3" office:value-type="float" office:value="0.943396226415094" calcext:value-type="float">
            <text:p>0,943396226415094</text:p>
          </table:table-cell>
          <table:table-cell table:style-name="ce3"/>
        </table:table-row>
        <table:table-row table:style-name="ro1">
          <table:table-cell table:style-name="ce3" office:value-type="float" office:value="0.545911949685535" calcext:value-type="float">
            <text:p>0,545911949685535</text:p>
          </table:table-cell>
          <table:table-cell table:style-name="ce3" office:value-type="float" office:value="0.880503144654088" calcext:value-type="float">
            <text:p>0,880503144654088</text:p>
          </table:table-cell>
          <table:table-cell table:style-name="ce3" office:value-type="float" office:value="0.879518072289157" calcext:value-type="float">
            <text:p>0,879518072289157</text:p>
          </table:table-cell>
          <table:table-cell table:style-name="ce3" office:value-type="float" office:value="0.811320754716981" calcext:value-type="float">
            <text:p>0,811320754716981</text:p>
          </table:table-cell>
          <table:table-cell table:style-name="ce3" office:value-type="float" office:value="0.971887550200803" calcext:value-type="float">
            <text:p>0,971887550200803</text:p>
          </table:table-cell>
          <table:table-cell table:style-name="ce3" office:value-type="float" office:value="0.950943396226415" calcext:value-type="float">
            <text:p>0,950943396226415</text:p>
          </table:table-cell>
          <table:table-cell table:style-name="ce3" table:number-columns-repeated="3"/>
          <table:table-cell table:style-name="ce3" office:value-type="float" office:value="0.935849056603774" calcext:value-type="float">
            <text:p>0,935849056603774</text:p>
          </table:table-cell>
          <table:table-cell table:style-name="ce3"/>
        </table:table-row>
        <table:table-row table:style-name="ro1">
          <table:table-cell table:style-name="ce3" office:value-type="float" office:value="0.591194968553459" calcext:value-type="float">
            <text:p>0,591194968553459</text:p>
          </table:table-cell>
          <table:table-cell table:style-name="ce3" office:value-type="float" office:value="0.920754716981132" calcext:value-type="float">
            <text:p>0,920754716981132</text:p>
          </table:table-cell>
          <table:table-cell table:style-name="ce3" office:value-type="float" office:value="0.895582329317269" calcext:value-type="float">
            <text:p>0,895582329317269</text:p>
          </table:table-cell>
          <table:table-cell table:style-name="ce3" office:value-type="float" office:value="0.79622641509434" calcext:value-type="float">
            <text:p>0,79622641509434</text:p>
          </table:table-cell>
          <table:table-cell table:style-name="ce3" office:value-type="float" office:value="0.93574297188755" calcext:value-type="float">
            <text:p>0,93574297188755</text:p>
          </table:table-cell>
          <table:table-cell table:style-name="ce3" office:value-type="float" office:value="0.961006289308176" calcext:value-type="float">
            <text:p>0,961006289308176</text:p>
          </table:table-cell>
          <table:table-cell table:style-name="ce3" table:number-columns-repeated="3"/>
          <table:table-cell table:style-name="ce3" office:value-type="float" office:value="0.937106918238994" calcext:value-type="float">
            <text:p>0,937106918238994</text:p>
          </table:table-cell>
          <table:table-cell table:style-name="ce3"/>
        </table:table-row>
        <table:table-row table:style-name="ro1">
          <table:table-cell table:style-name="ce3" table:formula="of:= AVERAGE([.A9:.A11])" office:value-type="float" office:value="0.583647798742138" calcext:value-type="float">
            <text:p>0,583647798742138</text:p>
          </table:table-cell>
          <table:table-cell table:style-name="ce3" table:formula="of:= AVERAGE([.B9:.B11])" office:value-type="float" office:value="0.90062893081761" calcext:value-type="float">
            <text:p>0,90062893081761</text:p>
          </table:table-cell>
          <table:table-cell table:style-name="ce3" table:formula="of:= AVERAGE([.C9:.C11])" office:value-type="float" office:value="0.888888888888889" calcext:value-type="float">
            <text:p>0,888888888888889</text:p>
          </table:table-cell>
          <table:table-cell table:style-name="ce3" table:formula="of:= AVERAGE([.D9:.D11])" office:value-type="float" office:value="0.807127882599581" calcext:value-type="float">
            <text:p>0,807127882599581</text:p>
          </table:table-cell>
          <table:table-cell table:style-name="ce3" table:formula="of:= AVERAGE([.E9:.E11])" office:value-type="float" office:value="0.957831325301205" calcext:value-type="float">
            <text:p>0,957831325301205</text:p>
          </table:table-cell>
          <table:table-cell table:style-name="ce3" table:formula="of:= AVERAGE([.F9:.F11])" office:value-type="float" office:value="0.949685534591195" calcext:value-type="float">
            <text:p>0,949685534591195</text:p>
          </table:table-cell>
          <table:table-cell table:style-name="ce3" table:formula="of:= AVERAGE([.G9:.G11])" office:value-type="float" office:value="0.631446540880503" calcext:value-type="float">
            <text:p>0,631446540880503</text:p>
          </table:table-cell>
          <table:table-cell table:style-name="ce3" table:formula="of:= AVERAGE([.H9:.H11])" office:value-type="float" office:value="0.952201257861635" calcext:value-type="float">
            <text:p>0,952201257861635</text:p>
          </table:table-cell>
          <table:table-cell table:style-name="ce3" table:formula="of:= AVERAGE([.I9:.I11])" office:value-type="float" office:value="0.987951807228916" calcext:value-type="float">
            <text:p>0,987951807228916</text:p>
          </table:table-cell>
          <table:table-cell table:style-name="ce3" table:formula="of:= AVERAGE([.J9:.J11])" office:value-type="float" office:value="0.938784067085954" calcext:value-type="float">
            <text:p>0,938784067085954</text:p>
          </table:table-cell>
          <table:table-cell table:style-name="ce3"/>
        </table:table-row>
        <table:table-row table:style-name="ro1">
          <table:table-cell table:style-name="ce3" table:number-columns-repeated="11"/>
        </table:table-row>
        <table:table-row table:style-name="ro1">
          <table:table-cell table:style-name="ce3" office:value-type="string" calcext:value-type="string">
            <text:p>MMMD AlexNET</text:p>
          </table:table-cell>
          <table:table-cell table:style-name="ce3" table:number-columns-repeated="10"/>
        </table:table-row>
        <table:table-row table:style-name="ro1">
          <table:table-cell table:style-name="ce3" office:value-type="string" calcext:value-type="string">
            <text:p>UD A-W</text:p>
          </table:table-cell>
          <table:table-cell table:style-name="ce3" office:value-type="string" calcext:value-type="string">
            <text:p>UD D–W</text:p>
          </table:table-cell>
          <table:table-cell table:style-name="ce3" office:value-type="string" calcext:value-type="string">
            <text:p>UD W-D</text:p>
          </table:table-cell>
          <table:table-cell table:style-name="ce3" office:value-type="string" calcext:value-type="string">
            <text:p>SD A-W</text:p>
          </table:table-cell>
          <table:table-cell table:style-name="ce3" office:value-type="string" calcext:value-type="string">
            <text:p>SD W-D</text:p>
          </table:table-cell>
          <table:table-cell table:style-name="ce3" office:value-type="string" calcext:value-type="string">
            <text:p>SD D-W</text:p>
          </table:table-cell>
          <table:table-cell table:style-name="ce3" office:value-type="string" calcext:value-type="string">
            <text:p>FullDATA A-W</text:p>
          </table:table-cell>
          <table:table-cell table:style-name="ce3" office:value-type="string" calcext:value-type="string">
            <text:p>FullDATA D-W</text:p>
          </table:table-cell>
          <table:table-cell table:style-name="ce3" office:value-type="string" calcext:value-type="string">
            <text:p>FullDATA W-D</text:p>
          </table:table-cell>
          <table:table-cell table:style-name="ce3" office:value-type="string" calcext:value-type="string">
            <text:p>UD W-W</text:p>
          </table:table-cell>
          <table:table-cell table:style-name="ce3"/>
        </table:table-row>
        <table:table-row table:style-name="ro1">
          <table:table-cell table:style-name="ce3" office:value-type="float" office:value="0.559748427672956" calcext:value-type="float">
            <text:p>0,559748427672956</text:p>
          </table:table-cell>
          <table:table-cell table:style-name="ce3" office:value-type="float" office:value="0.879245283018868" calcext:value-type="float">
            <text:p>0,879245283018868</text:p>
          </table:table-cell>
          <table:table-cell table:style-name="ce3" office:value-type="float" office:value="0.887550200803213" calcext:value-type="float">
            <text:p>0,887550200803213</text:p>
          </table:table-cell>
          <table:table-cell table:style-name="ce3" office:value-type="float" office:value="0.80125786163522" calcext:value-type="float">
            <text:p>0,80125786163522</text:p>
          </table:table-cell>
          <table:table-cell table:style-name="ce3" office:value-type="float" office:value="0.939759036144578" calcext:value-type="float">
            <text:p>0,939759036144578</text:p>
          </table:table-cell>
          <table:table-cell table:style-name="ce3" office:value-type="float" office:value="0.952201257861635" calcext:value-type="float">
            <text:p>0,952201257861635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0.947169811320755" calcext:value-type="float">
            <text:p>0,947169811320755</text:p>
          </table:table-cell>
          <table:table-cell table:style-name="ce3" office:value-type="float" office:value="0.979919678714859" calcext:value-type="float">
            <text:p>0,979919678714859</text:p>
          </table:table-cell>
          <table:table-cell table:style-name="ce3" office:value-type="float" office:value="0.938364779874214" calcext:value-type="float">
            <text:p>0,938364779874214</text:p>
          </table:table-cell>
          <table:table-cell table:style-name="ce3"/>
        </table:table-row>
        <table:table-row table:style-name="ro1">
          <table:table-cell table:style-name="ce3" office:value-type="float" office:value="0.527044025157233" calcext:value-type="float">
            <text:p>0,527044025157233</text:p>
          </table:table-cell>
          <table:table-cell table:style-name="ce3" office:value-type="float" office:value="0.871698113207547" calcext:value-type="float">
            <text:p>0,871698113207547</text:p>
          </table:table-cell>
          <table:table-cell table:style-name="ce3" office:value-type="float" office:value="0.863453815261044" calcext:value-type="float">
            <text:p>0,863453815261044</text:p>
          </table:table-cell>
          <table:table-cell table:style-name="ce3" office:value-type="float" office:value="0.817610062893082" calcext:value-type="float">
            <text:p>0,817610062893082</text:p>
          </table:table-cell>
          <table:table-cell table:style-name="ce3" office:value-type="float" office:value="0.951807228915663" calcext:value-type="float">
            <text:p>0,951807228915663</text:p>
          </table:table-cell>
          <table:table-cell table:style-name="ce3" office:value-type="float" office:value="0.940880503144654" calcext:value-type="float">
            <text:p>0,940880503144654</text:p>
          </table:table-cell>
          <table:table-cell table:style-name="ce3" table:number-columns-repeated="3"/>
          <table:table-cell table:style-name="ce3" office:value-type="float" office:value="0.928301886792453" calcext:value-type="float">
            <text:p>0,928301886792453</text:p>
          </table:table-cell>
          <table:table-cell table:style-name="ce3"/>
        </table:table-row>
        <table:table-row table:style-name="ro1">
          <table:table-cell table:style-name="ce3" office:value-type="float" office:value="0.578616352201258" calcext:value-type="float">
            <text:p>0,578616352201258</text:p>
          </table:table-cell>
          <table:table-cell table:style-name="ce3" office:value-type="float" office:value="0.890566037735849" calcext:value-type="float">
            <text:p>0,890566037735849</text:p>
          </table:table-cell>
          <table:table-cell table:style-name="ce3" office:value-type="float" office:value="0.877510040160643" calcext:value-type="float">
            <text:p>0,877510040160643</text:p>
          </table:table-cell>
          <table:table-cell table:style-name="ce3" office:value-type="float" office:value="0.80503144654088" calcext:value-type="float">
            <text:p>0,80503144654088</text:p>
          </table:table-cell>
          <table:table-cell table:style-name="ce3" office:value-type="float" office:value="0.947791164658634" calcext:value-type="float">
            <text:p>0,947791164658634</text:p>
          </table:table-cell>
          <table:table-cell table:style-name="ce3" office:value-type="float" office:value="0.940880503144654" calcext:value-type="float">
            <text:p>0,940880503144654</text:p>
          </table:table-cell>
          <table:table-cell table:style-name="ce3" table:number-columns-repeated="3"/>
          <table:table-cell table:style-name="ce3" office:value-type="float" office:value="0.944654088050314" calcext:value-type="float">
            <text:p>0,944654088050314</text:p>
          </table:table-cell>
          <table:table-cell table:style-name="ce3"/>
        </table:table-row>
        <table:table-row table:style-name="ro1">
          <table:table-cell table:style-name="ce3" table:formula="of:= AVERAGE([.A16:.A18])" office:value-type="float" office:value="0.555136268343816" calcext:value-type="float">
            <text:p>0,555136268343816</text:p>
          </table:table-cell>
          <table:table-cell table:style-name="ce3" table:formula="of:= AVERAGE([.B16:.B18])" office:value-type="float" office:value="0.880503144654088" calcext:value-type="float">
            <text:p>0,880503144654088</text:p>
          </table:table-cell>
          <table:table-cell table:style-name="ce3" table:formula="of:= AVERAGE([.C16:.C18])" office:value-type="float" office:value="0.876171352074967" calcext:value-type="float">
            <text:p>0,876171352074967</text:p>
          </table:table-cell>
          <table:table-cell table:style-name="ce3" table:formula="of:= AVERAGE([.D16:.D18])" office:value-type="float" office:value="0.807966457023061" calcext:value-type="float">
            <text:p>0,807966457023061</text:p>
          </table:table-cell>
          <table:table-cell table:style-name="ce3" table:formula="of:= AVERAGE([.E16:.E18])" office:value-type="float" office:value="0.946452476572958" calcext:value-type="float">
            <text:p>0,946452476572958</text:p>
          </table:table-cell>
          <table:table-cell table:style-name="ce3" table:formula="of:= AVERAGE([.F16:.F18])" office:value-type="float" office:value="0.944654088050315" calcext:value-type="float">
            <text:p>0,944654088050315</text:p>
          </table:table-cell>
          <table:table-cell table:style-name="ce3" table:formula="of:= AVERAGE([.G16:.G18])" office:value-type="float" office:value="0.6" calcext:value-type="float">
            <text:p>0,6</text:p>
          </table:table-cell>
          <table:table-cell table:style-name="ce3" table:formula="of:= AVERAGE([.H16:.H18])" office:value-type="float" office:value="0.947169811320755" calcext:value-type="float">
            <text:p>0,947169811320755</text:p>
          </table:table-cell>
          <table:table-cell table:style-name="ce3" table:formula="of:= AVERAGE([.I16:.I18])" office:value-type="float" office:value="0.979919678714859" calcext:value-type="float">
            <text:p>0,979919678714859</text:p>
          </table:table-cell>
          <table:table-cell table:style-name="ce3" table:formula="of:= AVERAGE([.J16:.J18])" office:value-type="float" office:value="0.937106918238994" calcext:value-type="float">
            <text:p>0,937106918238994</text:p>
          </table:table-cell>
          <table:table-cell table:style-name="ce3"/>
        </table:table-row>
        <table:table-row table:style-name="ro1">
          <table:table-cell table:style-name="ce3" table:number-columns-repeated="11"/>
        </table:table-row>
        <table:table-row table:style-name="ro1">
          <table:table-cell table:style-name="ce3" office:value-type="string" calcext:value-type="string">
            <text:p>DD A-W</text:p>
          </table:table-cell>
          <table:table-cell table:style-name="ce3" office:value-type="string" calcext:value-type="string">
            <text:p>DD D-W</text:p>
          </table:table-cell>
          <table:table-cell table:style-name="ce3" office:value-type="string" calcext:value-type="string">
            <text:p>DD W-D</text:p>
          </table:table-cell>
          <table:table-cell table:style-name="ce3" table:number-columns-repeated="2"/>
          <table:table-cell/>
          <table:table-cell table:style-name="ce3" table:number-columns-repeated="5"/>
        </table:table-row>
        <table:table-row table:style-name="ro1">
          <table:table-cell table:style-name="ce3" office:value-type="float" office:value="0.577358490566038" calcext:value-type="float">
            <text:p>0,577358490566038</text:p>
          </table:table-cell>
          <table:table-cell table:style-name="ce3" office:value-type="float" office:value="0.90314465408805" calcext:value-type="float">
            <text:p>0,90314465408805</text:p>
          </table:table-cell>
          <table:table-cell table:style-name="ce3" office:value-type="float" office:value="0.901606425702811" calcext:value-type="float">
            <text:p>0,901606425702811</text:p>
          </table:table-cell>
          <table:table-cell table:style-name="ce3" table:number-columns-repeated="2"/>
          <table:table-cell/>
          <table:table-cell table:style-name="ce3" table:number-columns-repeated="5"/>
        </table:table-row>
        <table:table-row table:style-name="ro1">
          <table:table-cell table:style-name="ce3" office:value-type="float" office:value="0.530817610062893" calcext:value-type="float">
            <text:p>0,530817610062893</text:p>
          </table:table-cell>
          <table:table-cell table:style-name="ce3" office:value-type="float" office:value="0.89559748427673" calcext:value-type="float">
            <text:p>0,89559748427673</text:p>
          </table:table-cell>
          <table:table-cell table:style-name="ce3" office:value-type="float" office:value="0.881526104417671" calcext:value-type="float">
            <text:p>0,881526104417671</text:p>
          </table:table-cell>
          <table:table-cell table:style-name="ce3" table:number-columns-repeated="2"/>
          <table:table-cell/>
          <table:table-cell table:style-name="ce3" table:number-columns-repeated="5"/>
        </table:table-row>
        <table:table-row table:style-name="ro1">
          <table:table-cell table:style-name="ce3" office:value-type="float" office:value="0.561006289308176" calcext:value-type="float">
            <text:p>0,561006289308176</text:p>
          </table:table-cell>
          <table:table-cell table:style-name="ce3" office:value-type="float" office:value="0.911949685534591" calcext:value-type="float">
            <text:p>0,911949685534591</text:p>
          </table:table-cell>
          <table:table-cell table:style-name="ce3" office:value-type="float" office:value="0.899598393574297" calcext:value-type="float">
            <text:p>0,899598393574297</text:p>
          </table:table-cell>
          <table:table-cell table:style-name="ce3" table:number-columns-repeated="2"/>
          <table:table-cell/>
          <table:table-cell table:style-name="ce3" table:number-columns-repeated="5"/>
        </table:table-row>
        <table:table-row table:style-name="ro1">
          <table:table-cell table:formula="of:= AVERAGE([.A21:.A24])" office:value-type="float" office:value="0.556394129979036" calcext:value-type="float">
            <text:p>0.556394129979036</text:p>
          </table:table-cell>
          <table:table-cell table:formula="of:= AVERAGE([.B21:.B24])" office:value-type="float" office:value="0.90356394129979" calcext:value-type="float">
            <text:p>0.90356394129979</text:p>
          </table:table-cell>
          <table:table-cell table:formula="of:= AVERAGE([.C21:.C24])" office:value-type="float" office:value="0.894243641231593" calcext:value-type="float">
            <text:p>0.89424364123159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MK AlexNET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UD A-W</text:p>
          </table:table-cell>
          <table:table-cell table:style-name="ce3" office:value-type="string" calcext:value-type="string">
            <text:p>UD D–W</text:p>
          </table:table-cell>
          <table:table-cell table:style-name="ce3" office:value-type="string" calcext:value-type="string">
            <text:p>UD W-D</text:p>
          </table:table-cell>
          <table:table-cell table:style-name="ce3" office:value-type="string" calcext:value-type="string">
            <text:p>SD A-W</text:p>
          </table:table-cell>
          <table:table-cell table:style-name="ce3" office:value-type="string" calcext:value-type="string">
            <text:p>SD W-D</text:p>
          </table:table-cell>
          <table:table-cell table:style-name="ce3" office:value-type="string" calcext:value-type="string">
            <text:p>SD D-W</text:p>
          </table:table-cell>
          <table:table-cell table:style-name="ce3" office:value-type="string" calcext:value-type="string">
            <text:p>FullDATA A-W</text:p>
          </table:table-cell>
          <table:table-cell table:style-name="ce3" office:value-type="string" calcext:value-type="string">
            <text:p>FullDATA D-W</text:p>
          </table:table-cell>
          <table:table-cell table:style-name="ce3" office:value-type="string" calcext:value-type="string">
            <text:p>FullDATA W-D</text:p>
          </table:table-cell>
          <table:table-cell table:style-name="ce3" office:value-type="string" calcext:value-type="string">
            <text:p>UD W-W</text:p>
          </table:table-cell>
          <table:table-cell/>
        </table:table-row>
        <table:table-row table:style-name="ro1">
          <table:table-cell office:value-type="float" office:value="0.583647798742138" calcext:value-type="float">
            <text:p>0.583647798742138</text:p>
          </table:table-cell>
          <table:table-cell office:value-type="float" office:value="0.911949685534591" calcext:value-type="float">
            <text:p>0.911949685534591</text:p>
          </table:table-cell>
          <table:table-cell office:value-type="float" office:value="0.919678714859438" calcext:value-type="float">
            <text:p>0.919678714859438</text:p>
          </table:table-cell>
          <table:table-cell office:value-type="float" office:value="0.811320754716981" calcext:value-type="float">
            <text:p>0.811320754716981</text:p>
          </table:table-cell>
          <table:table-cell office:value-type="float" office:value="0.949799196787149" calcext:value-type="float">
            <text:p>0.949799196787149</text:p>
          </table:table-cell>
          <table:table-cell office:value-type="float" office:value="0.948427672955975" calcext:value-type="float">
            <text:p>0.948427672955975</text:p>
          </table:table-cell>
          <table:table-cell office:value-type="float" office:value="0.594968553459119" calcext:value-type="float">
            <text:p>0.59496855345911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7951807228916" calcext:value-type="float">
            <text:p>0.987951807228916</text:p>
          </table:table-cell>
          <table:table-cell office:value-type="float" office:value="0.950943396226415" calcext:value-type="float">
            <text:p>0.950943396226415</text:p>
          </table:table-cell>
          <table:table-cell/>
        </table:table-row>
        <table:table-row table:style-name="ro1">
          <table:table-cell office:value-type="float" office:value="0.555974842767296" calcext:value-type="float">
            <text:p>0.555974842767296</text:p>
          </table:table-cell>
          <table:table-cell office:value-type="float" office:value="0.886792452830189" calcext:value-type="float">
            <text:p>0.886792452830189</text:p>
          </table:table-cell>
          <table:table-cell office:value-type="float" office:value="0.883534136546185" calcext:value-type="float">
            <text:p>0.883534136546185</text:p>
          </table:table-cell>
          <table:table-cell office:value-type="float" office:value="0.79622641509434" calcext:value-type="float">
            <text:p>0.79622641509434</text:p>
          </table:table-cell>
          <table:table-cell office:value-type="float" office:value="0.951807228915663" calcext:value-type="float">
            <text:p>0.951807228915663</text:p>
          </table:table-cell>
          <table:table-cell office:value-type="float" office:value="0.944654088050314" calcext:value-type="float">
            <text:p>0.944654088050314</text:p>
          </table:table-cell>
          <table:table-cell table:number-columns-repeated="3"/>
          <table:table-cell office:value-type="float" office:value="0.929559748427673" calcext:value-type="float">
            <text:p>0.929559748427673</text:p>
          </table:table-cell>
          <table:table-cell/>
        </table:table-row>
        <table:table-row table:style-name="ro1">
          <table:table-cell office:value-type="float" office:value="0.571069182389937" calcext:value-type="float">
            <text:p>0.571069182389937</text:p>
          </table:table-cell>
          <table:table-cell office:value-type="float" office:value="0.924528301886792" calcext:value-type="float">
            <text:p>0.924528301886792</text:p>
          </table:table-cell>
          <table:table-cell office:value-type="float" office:value="0.885542168674699" calcext:value-type="float">
            <text:p>0.885542168674699</text:p>
          </table:table-cell>
          <table:table-cell office:value-type="float" office:value="0.793710691823899" calcext:value-type="float">
            <text:p>0.793710691823899</text:p>
          </table:table-cell>
          <table:table-cell office:value-type="float" office:value="0.94578313253012" calcext:value-type="float">
            <text:p>0.94578313253012</text:p>
          </table:table-cell>
          <table:table-cell office:value-type="float" office:value="0.953459119496855" calcext:value-type="float">
            <text:p>0.953459119496855</text:p>
          </table:table-cell>
          <table:table-cell table:number-columns-repeated="3"/>
          <table:table-cell office:value-type="float" office:value="0.938364779874214" calcext:value-type="float">
            <text:p>0.938364779874214</text:p>
          </table:table-cell>
          <table:table-cell/>
        </table:table-row>
        <table:table-row table:style-name="ro1">
          <table:table-cell table:formula="of:= AVERAGE([.A29:.A31])" office:value-type="float" office:value="0.570230607966457" calcext:value-type="float">
            <text:p>0.570230607966457</text:p>
          </table:table-cell>
          <table:table-cell table:formula="of:= AVERAGE([.B29:.B31])" office:value-type="float" office:value="0.907756813417191" calcext:value-type="float">
            <text:p>0.907756813417191</text:p>
          </table:table-cell>
          <table:table-cell table:formula="of:= AVERAGE([.C29:.C31])" office:value-type="float" office:value="0.896251673360107" calcext:value-type="float">
            <text:p>0.896251673360107</text:p>
          </table:table-cell>
          <table:table-cell table:formula="of:= AVERAGE([.D29:.D31])" office:value-type="float" office:value="0.80041928721174" calcext:value-type="float">
            <text:p>0.80041928721174</text:p>
          </table:table-cell>
          <table:table-cell table:formula="of:= AVERAGE([.E29:.E31])" office:value-type="float" office:value="0.949129852744311" calcext:value-type="float">
            <text:p>0.949129852744311</text:p>
          </table:table-cell>
          <table:table-cell table:formula="of:= AVERAGE([.F29:.F31])" office:value-type="float" office:value="0.948846960167715" calcext:value-type="float">
            <text:p>0.948846960167715</text:p>
          </table:table-cell>
          <table:table-cell table:formula="of:= AVERAGE([.G29:.G31])" office:value-type="float" office:value="0.594968553459119" calcext:value-type="float">
            <text:p>0.594968553459119</text:p>
          </table:table-cell>
          <table:table-cell table:formula="of:= AVERAGE([.H29:.H31])" office:value-type="float" office:value="0.933333333333333" calcext:value-type="float">
            <text:p>0.933333333333333</text:p>
          </table:table-cell>
          <table:table-cell table:formula="of:= AVERAGE([.I29:.I31])" office:value-type="float" office:value="0.987951807228916" calcext:value-type="float">
            <text:p>0.987951807228916</text:p>
          </table:table-cell>
          <table:table-cell table:formula="of:= AVERAGE([.J29:.J31])" office:value-type="float" office:value="0.939622641509434" calcext:value-type="float">
            <text:p>0.939622641509434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GG FineTuning (No bottleneck)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3" office:value-type="string" calcext:value-type="string">
            <text:p>FullDATA A-W</text:p>
          </table:table-cell>
          <table:table-cell table:style-name="ce3" office:value-type="string" calcext:value-type="string">
            <text:p>FullDATA D-W</text:p>
          </table:table-cell>
          <table:table-cell table:style-name="ce3" office:value-type="string" calcext:value-type="string">
            <text:p>FullDATA W-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725786163522012" calcext:value-type="float">
            <text:p>0.725786163522012</text:p>
          </table:table-cell>
          <table:table-cell office:value-type="float" office:value="0.973584905660377" calcext:value-type="float">
            <text:p>0.973584905660377</text:p>
          </table:table-cell>
          <table:table-cell office:value-type="float" office:value="0.997991967871486" calcext:value-type="float">
            <text:p>0.997991967871486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est on 05/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exNet + ADAPTBLOCK (adaptive beta, adaptive lamda for DAN, no freezing conv1 – conv3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 (taking the best)</text:p>
          </table:table-cell>
          <table:table-cell office:value-type="string" calcext:value-type="string">
            <text:p>A→W</text:p>
          </table:table-cell>
          <table:table-cell office:value-type="string" calcext:value-type="string">
            <text:p>A→D</text:p>
          </table:table-cell>
          <table:table-cell office:value-type="string" calcext:value-type="string">
            <text:p>D→A</text:p>
          </table:table-cell>
          <table:table-cell office:value-type="string" calcext:value-type="string">
            <text:p>D→W</text:p>
          </table:table-cell>
          <table:table-cell office:value-type="string" calcext:value-type="string">
            <text:p>W→A</text:p>
          </table:table-cell>
          <table:table-cell office:value-type="string" calcext:value-type="string">
            <text:p>W→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8930817610063" calcext:value-type="float">
            <text:p>0.628930817610063</text:p>
          </table:table-cell>
          <table:table-cell office:value-type="float" office:value="0.650602409638554" calcext:value-type="float">
            <text:p>0.650602409638554</text:p>
          </table:table-cell>
          <table:table-cell office:value-type="float" office:value="0.507987220447284" calcext:value-type="float">
            <text:p>0.507987220447284</text:p>
          </table:table-cell>
          <table:table-cell office:value-type="float" office:value="0.962264150943396" calcext:value-type="float">
            <text:p>0.962264150943396</text:p>
          </table:table-cell>
          <table:table-cell office:value-type="float" office:value="0.49378771742989" calcext:value-type="float">
            <text:p>0.49378771742989</text:p>
          </table:table-cell>
          <table:table-cell office:value-type="float" office:value="0.985943775100401" calcext:value-type="float">
            <text:p>0.9859437751004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9056603773585" calcext:value-type="float">
            <text:p>0.649056603773585</text:p>
          </table:table-cell>
          <table:table-cell office:value-type="float" office:value="0.646586345381526" calcext:value-type="float">
            <text:p>0.646586345381526</text:p>
          </table:table-cell>
          <table:table-cell office:value-type="float" office:value="0.507632232871849" calcext:value-type="float">
            <text:p>0.507632232871849</text:p>
          </table:table-cell>
          <table:table-cell office:value-type="float" office:value="0.948427672955975" calcext:value-type="float">
            <text:p>0.948427672955975</text:p>
          </table:table-cell>
          <table:table-cell office:value-type="float" office:value="0.491657791977281" calcext:value-type="float">
            <text:p>0.491657791977281</text:p>
          </table:table-cell>
          <table:table-cell office:value-type="float" office:value="0.993975903614458" calcext:value-type="float">
            <text:p>0.99397590361445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38993710691824" calcext:value-type="float">
            <text:p>0.638993710691824</text:p>
          </table:table-cell>
          <table:table-cell office:value-type="float" office:value="0.6285140562249" calcext:value-type="float">
            <text:p>0.6285140562249</text:p>
          </table:table-cell>
          <table:table-cell office:value-type="float" office:value="0.504792332268371" calcext:value-type="float">
            <text:p>0.504792332268371</text:p>
          </table:table-cell>
          <table:table-cell office:value-type="float" office:value="0.948427672955975" calcext:value-type="float">
            <text:p>0.948427672955975</text:p>
          </table:table-cell>
          <table:table-cell office:value-type="float" office:value="0.485268015619453" calcext:value-type="float">
            <text:p>0.485268015619453</text:p>
          </table:table-cell>
          <table:table-cell office:value-type="float" office:value="0.993975903614458" calcext:value-type="float">
            <text:p>0.993975903614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42:.B44])" office:value-type="float" office:value="0.638993710691824" calcext:value-type="float">
            <text:p>0.638993710691824</text:p>
          </table:table-cell>
          <table:table-cell table:formula="of:=AVERAGE([.C42:.C44])" office:value-type="float" office:value="0.64190093708166" calcext:value-type="float">
            <text:p>0.64190093708166</text:p>
          </table:table-cell>
          <table:table-cell table:formula="of:=AVERAGE([.D42:.D44])" office:value-type="float" office:value="0.506803928529168" calcext:value-type="float">
            <text:p>0.506803928529168</text:p>
          </table:table-cell>
          <table:table-cell table:formula="of:=AVERAGE([.E42:.E44])" office:value-type="float" office:value="0.953039832285115" calcext:value-type="float">
            <text:p>0.953039832285115</text:p>
          </table:table-cell>
          <table:table-cell table:formula="of:=AVERAGE([.F42:.F44])" office:value-type="float" office:value="0.490237841675541" calcext:value-type="float">
            <text:p>0.490237841675541</text:p>
          </table:table-cell>
          <table:table-cell table:formula="of:=AVERAGE([.G42:.G44])" office:value-type="float" office:value="0.991298527443106" calcext:value-type="float">
            <text:p>0.991298527443106</text:p>
          </table:table-cell>
          <table:table-cell table:formula="of:= AVERAGE([.B45:.G45])" office:value-type="float" office:value="0.703712462951069" calcext:value-type="float">
            <text:p>0.703712462951069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lexNet + ADAPTBLOCK (adaptive beta, adaptive lamda for DAN, <text:s/>freezing conv1 – conv3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 (taking the best)</text:p>
          </table:table-cell>
          <table:table-cell office:value-type="string" calcext:value-type="string">
            <text:p>A→W</text:p>
          </table:table-cell>
          <table:table-cell office:value-type="string" calcext:value-type="string">
            <text:p>A→D</text:p>
          </table:table-cell>
          <table:table-cell office:value-type="string" calcext:value-type="string">
            <text:p>D→A</text:p>
          </table:table-cell>
          <table:table-cell office:value-type="string" calcext:value-type="string">
            <text:p>D→W</text:p>
          </table:table-cell>
          <table:table-cell office:value-type="string" calcext:value-type="string">
            <text:p>W→A</text:p>
          </table:table-cell>
          <table:table-cell office:value-type="string" calcext:value-type="string">
            <text:p>W→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2893081761006" calcext:value-type="float">
            <text:p>0.662893081761006</text:p>
          </table:table-cell>
          <table:table-cell office:value-type="float" office:value="0.65863453815261" calcext:value-type="float">
            <text:p>0.65863453815261</text:p>
          </table:table-cell>
          <table:table-cell office:value-type="float" office:value="0.500887468938587" calcext:value-type="float">
            <text:p>0.500887468938587</text:p>
          </table:table-cell>
          <table:table-cell office:value-type="float" office:value="0.958490566037736" calcext:value-type="float">
            <text:p>0.958490566037736</text:p>
          </table:table-cell>
          <table:table-cell office:value-type="float" office:value="0.512602058927938" calcext:value-type="float">
            <text:p>0.512602058927938</text:p>
          </table:table-cell>
          <table:table-cell office:value-type="float" office:value="0.991967871485944" calcext:value-type="float">
            <text:p>0.99196787148594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6540880503145" calcext:value-type="float">
            <text:p>0.646540880503145</text:p>
          </table:table-cell>
          <table:table-cell office:value-type="float" office:value="0.654618473895582" calcext:value-type="float">
            <text:p>0.654618473895582</text:p>
          </table:table-cell>
          <table:table-cell office:value-type="float" office:value="0.520411785587504" calcext:value-type="float">
            <text:p>0.520411785587504</text:p>
          </table:table-cell>
          <table:table-cell office:value-type="float" office:value="0.958490566037736" calcext:value-type="float">
            <text:p>0.958490566037736</text:p>
          </table:table-cell>
          <table:table-cell office:value-type="float" office:value="0.510827121050763" calcext:value-type="float">
            <text:p>0.510827121050763</text:p>
          </table:table-cell>
          <table:table-cell office:value-type="float" office:value="0.995983935742972" calcext:value-type="float">
            <text:p>0.99598393574297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4088050314465" calcext:value-type="float">
            <text:p>0.654088050314465</text:p>
          </table:table-cell>
          <table:table-cell office:value-type="float" office:value="0.640562248995984" calcext:value-type="float">
            <text:p>0.640562248995984</text:p>
          </table:table-cell>
          <table:table-cell office:value-type="float" office:value="0.526091586794462" calcext:value-type="float">
            <text:p>0.526091586794462</text:p>
          </table:table-cell>
          <table:table-cell office:value-type="float" office:value="0.961006289308176" calcext:value-type="float">
            <text:p>0.961006289308176</text:p>
          </table:table-cell>
          <table:table-cell office:value-type="float" office:value="0.521831735889244" calcext:value-type="float">
            <text:p>0.521831735889244</text:p>
          </table:table-cell>
          <table:table-cell office:value-type="float" office:value="0.991967871485944" calcext:value-type="float">
            <text:p>0.991967871485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 AVERAGE([.B49:.B51])" office:value-type="float" office:value="0.654507337526205" calcext:value-type="float">
            <text:p>0.654507337526205</text:p>
          </table:table-cell>
          <table:table-cell table:formula="of:= AVERAGE([.C49:.C51])" office:value-type="float" office:value="0.651271753681392" calcext:value-type="float">
            <text:p>0.651271753681392</text:p>
          </table:table-cell>
          <table:table-cell table:formula="of:= AVERAGE([.D49:.D51])" office:value-type="float" office:value="0.515796947106851" calcext:value-type="float">
            <text:p>0.515796947106851</text:p>
          </table:table-cell>
          <table:table-cell table:formula="of:= AVERAGE([.E49:.E51])" office:value-type="float" office:value="0.959329140461216" calcext:value-type="float">
            <text:p>0.959329140461216</text:p>
          </table:table-cell>
          <table:table-cell table:formula="of:= AVERAGE([.F49:.F51])" office:value-type="float" office:value="0.515086971955982" calcext:value-type="float">
            <text:p>0.515086971955982</text:p>
          </table:table-cell>
          <table:table-cell table:formula="of:= AVERAGE([.G49:.G51])" office:value-type="float" office:value="0.99330655957162" calcext:value-type="float">
            <text:p>0.99330655957162</text:p>
          </table:table-cell>
          <table:table-cell table:formula="of:= AVERAGE([.B52:.G52])" office:value-type="float" office:value="0.714883118383878" calcext:value-type="float">
            <text:p>0.714883118383878</text:p>
          </table:table-cell>
          <table:table-cell table:number-columns-repeated="3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JAN (single kernel + deterministic + bottleneck layer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 (taking the best)</text:p>
          </table:table-cell>
          <table:table-cell office:value-type="string" calcext:value-type="string">
            <text:p>A→W</text:p>
          </table:table-cell>
          <table:table-cell office:value-type="string" calcext:value-type="string">
            <text:p>A→D</text:p>
          </table:table-cell>
          <table:table-cell office:value-type="string" calcext:value-type="string">
            <text:p>D→A</text:p>
          </table:table-cell>
          <table:table-cell office:value-type="string" calcext:value-type="string">
            <text:p>D→W</text:p>
          </table:table-cell>
          <table:table-cell office:value-type="string" calcext:value-type="string">
            <text:p>W→A</text:p>
          </table:table-cell>
          <table:table-cell office:value-type="string" calcext:value-type="string">
            <text:p>W→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1823899371069" calcext:value-type="float">
            <text:p>0.691823899371069</text:p>
          </table:table-cell>
          <table:table-cell office:value-type="float" office:value="0.688755020080321" calcext:value-type="float">
            <text:p>0.688755020080321</text:p>
          </table:table-cell>
          <table:table-cell office:value-type="float" office:value="0.50550230741924" calcext:value-type="float">
            <text:p>0.50550230741924</text:p>
          </table:table-cell>
          <table:table-cell office:value-type="float" office:value="0.963522012578616" calcext:value-type="float">
            <text:p>0.96352201257861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0566037735849" calcext:value-type="float">
            <text:p>0.70566037735849</text:p>
          </table:table-cell>
          <table:table-cell office:value-type="float" office:value="0.684738955823293" calcext:value-type="float">
            <text:p>0.684738955823293</text:p>
          </table:table-cell>
          <table:table-cell office:value-type="float" office:value="0.50550230741924" calcext:value-type="float">
            <text:p>0.50550230741924</text:p>
          </table:table-cell>
          <table:table-cell office:value-type="float" office:value="0.953459119496855" calcext:value-type="float">
            <text:p>0.95345911949685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9937106918239" calcext:value-type="float">
            <text:p>0.69937106918239</text:p>
          </table:table-cell>
          <table:table-cell office:value-type="float" office:value="0.672690763052209" calcext:value-type="float">
            <text:p>0.672690763052209</text:p>
          </table:table-cell>
          <table:table-cell office:value-type="float" office:value="0.517571884984026" calcext:value-type="float">
            <text:p>0.517571884984026</text:p>
          </table:table-cell>
          <table:table-cell office:value-type="float" office:value="0.952201257861635" calcext:value-type="float">
            <text:p>0.9522012578616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 table:formula="of:= AVERAGE([.B63:.B65])" office:value-type="float" office:value="0.69895178197065" calcext:value-type="float">
            <text:p>0.69895178197065</text:p>
          </table:table-cell>
          <table:table-cell table:formula="of:= AVERAGE([.C63:.C65])" office:value-type="float" office:value="0.682061579651941" calcext:value-type="float">
            <text:p>0.682061579651941</text:p>
          </table:table-cell>
          <table:table-cell table:formula="of:= AVERAGE([.D63:.D65])" office:value-type="float" office:value="0.509525499940835" calcext:value-type="float">
            <text:p>0.509525499940835</text:p>
          </table:table-cell>
          <table:table-cell table:formula="of:= AVERAGE([.E63:.E65])" office:value-type="float" office:value="0.956394129979035" calcext:value-type="float">
            <text:p>0.956394129979035</text:p>
          </table:table-cell>
          <table:table-cell table:formula="of:= AVERAGE([.F63:.F65])" office:value-type="string" office:string-value="" calcext:value-type="error">
            <text:p>#DIV/0 !</text:p>
          </table:table-cell>
          <table:table-cell table:formula="of:= AVERAGE([.G63:.G65])" office:value-type="string" office:string-value="" calcext:value-type="error">
            <text:p>#DIV/0 !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 from 08/04 to 12/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N (multiple kernel + deterministic + bottleneck layer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 (taking the best)</text:p>
          </table:table-cell>
          <table:table-cell office:value-type="string" calcext:value-type="string">
            <text:p>A→W</text:p>
          </table:table-cell>
          <table:table-cell office:value-type="string" calcext:value-type="string">
            <text:p>A→D</text:p>
          </table:table-cell>
          <table:table-cell office:value-type="string" calcext:value-type="string">
            <text:p>D→A</text:p>
          </table:table-cell>
          <table:table-cell office:value-type="string" calcext:value-type="string">
            <text:p>D→W</text:p>
          </table:table-cell>
          <table:table-cell office:value-type="string" calcext:value-type="string">
            <text:p>W→A</text:p>
          </table:table-cell>
          <table:table-cell office:value-type="string" calcext:value-type="string">
            <text:p>W→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3081761006289" calcext:value-type="float">
            <text:p>0.693081761006289</text:p>
          </table:table-cell>
          <table:table-cell office:value-type="float" office:value="0.714859437751004" calcext:value-type="float">
            <text:p>0.714859437751004</text:p>
          </table:table-cell>
          <table:table-cell office:value-type="float" office:value="0.516861909833156" calcext:value-type="float">
            <text:p>0.516861909833156</text:p>
          </table:table-cell>
          <table:table-cell office:value-type="float" office:value="0.963522012578616" calcext:value-type="float">
            <text:p>0.963522012578616</text:p>
          </table:table-cell>
          <table:table-cell office:value-type="float" office:value="0.53106141285055" calcext:value-type="float">
            <text:p>0.53106141285055</text:p>
          </table:table-cell>
          <table:table-cell office:value-type="float" office:value="0.98995983935743" calcext:value-type="float">
            <text:p>0.9899598393574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20754716981132" calcext:value-type="float">
            <text:p>0.720754716981132</text:p>
          </table:table-cell>
          <table:table-cell office:value-type="float" office:value="0.704819277108434" calcext:value-type="float">
            <text:p>0.704819277108434</text:p>
          </table:table-cell>
          <table:table-cell office:value-type="float" office:value="0.516861909833156" calcext:value-type="float">
            <text:p>0.516861909833156</text:p>
          </table:table-cell>
          <table:table-cell office:value-type="float" office:value="0.958490566037736" calcext:value-type="float">
            <text:p>0.958490566037736</text:p>
          </table:table-cell>
          <table:table-cell office:value-type="float" office:value="0.514376996805112" calcext:value-type="float">
            <text:p>0.514376996805112</text:p>
          </table:table-cell>
          <table:table-cell office:value-type="float" office:value="0.985943775100401" calcext:value-type="float">
            <text:p>0.98594377510040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10691823899371" calcext:value-type="float">
            <text:p>0.710691823899371</text:p>
          </table:table-cell>
          <table:table-cell office:value-type="float" office:value="0.70281124497992" calcext:value-type="float">
            <text:p>0.70281124497992</text:p>
          </table:table-cell>
          <table:table-cell office:value-type="float" office:value="0.497337593184239" calcext:value-type="float">
            <text:p>0.497337593184239</text:p>
          </table:table-cell>
          <table:table-cell office:value-type="float" office:value="0.961006289308176" calcext:value-type="float">
            <text:p>0.961006289308176</text:p>
          </table:table-cell>
          <table:table-cell office:value-type="float" office:value="0.53106141285055" calcext:value-type="float">
            <text:p>0.53106141285055</text:p>
          </table:table-cell>
          <table:table-cell office:value-type="float" office:value="0.977911646586345" calcext:value-type="float">
            <text:p>0.9779116465863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 AVERAGE([.B71:.B73])" office:value-type="float" office:value="0.708176100628931" calcext:value-type="float">
            <text:p>0.708176100628931</text:p>
          </table:table-cell>
          <table:table-cell table:formula="of:= AVERAGE([.C71:.C73])" office:value-type="float" office:value="0.707496653279786" calcext:value-type="float">
            <text:p>0.707496653279786</text:p>
          </table:table-cell>
          <table:table-cell table:formula="of:= AVERAGE([.D71:.D73])" office:value-type="float" office:value="0.510353804283517" calcext:value-type="float">
            <text:p>0.510353804283517</text:p>
          </table:table-cell>
          <table:table-cell table:formula="of:= AVERAGE([.E71:.E73])" office:value-type="float" office:value="0.961006289308176" calcext:value-type="float">
            <text:p>0.961006289308176</text:p>
          </table:table-cell>
          <table:table-cell table:formula="of:= AVERAGE([.F71:.F73])" office:value-type="float" office:value="0.525499940835404" calcext:value-type="float">
            <text:p>0.525499940835404</text:p>
          </table:table-cell>
          <table:table-cell table:formula="of:= AVERAGE([.G71:.G73])" office:value-type="float" office:value="0.984605087014725" calcext:value-type="float">
            <text:p>0.984605087014725</text:p>
          </table:table-cell>
          <table:table-cell table:formula="of:= AVERAGE([.B74:.G74])" office:value-type="float" office:value="0.732856312558423" calcext:value-type="float">
            <text:p>0.73285631255842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AN (multiple kernel + deterministic +adaptation block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 (taking the best)</text:p>
          </table:table-cell>
          <table:table-cell office:value-type="string" calcext:value-type="string">
            <text:p>A→W (beta = 0.4)</text:p>
          </table:table-cell>
          <table:table-cell office:value-type="string" calcext:value-type="string">
            <text:p>A→D (beta = 0.4)</text:p>
          </table:table-cell>
          <table:table-cell office:value-type="string" calcext:value-type="string">
            <text:p>D→A (beta = 0.4)</text:p>
          </table:table-cell>
          <table:table-cell office:value-type="string" calcext:value-type="string">
            <text:p>D→W (beta = 0.4)</text:p>
          </table:table-cell>
          <table:table-cell office:value-type="string" calcext:value-type="string">
            <text:p>W→A (beta = 0.4)</text:p>
          </table:table-cell>
          <table:table-cell office:value-type="string" calcext:value-type="string">
            <text:p>W→D (beta =0.4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9496855345912" calcext:value-type="float">
            <text:p>0.719496855345912</text:p>
          </table:table-cell>
          <table:table-cell office:value-type="float" office:value="0.732931726907631" calcext:value-type="float">
            <text:p>0.732931726907631</text:p>
          </table:table-cell>
          <table:table-cell office:value-type="float" office:value="0.519701810436635" calcext:value-type="float">
            <text:p>0.519701810436635</text:p>
          </table:table-cell>
          <table:table-cell office:value-type="float" office:value="0.963522012578616" calcext:value-type="float">
            <text:p>0.963522012578616</text:p>
          </table:table-cell>
          <table:table-cell office:value-type="float" office:value="0.522186723464679" calcext:value-type="float">
            <text:p>0.522186723464679</text:p>
          </table:table-cell>
          <table:table-cell office:value-type="float" office:value="0.98995983935743" calcext:value-type="float">
            <text:p>0.9899598393574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6981132075472" calcext:value-type="float">
            <text:p>0.716981132075472</text:p>
          </table:table-cell>
          <table:table-cell office:value-type="float" office:value="0.700803212851406" calcext:value-type="float">
            <text:p>0.700803212851406</text:p>
          </table:table-cell>
          <table:table-cell office:value-type="float" office:value="0.525736599219027" calcext:value-type="float">
            <text:p>0.525736599219027</text:p>
          </table:table-cell>
          <table:table-cell office:value-type="float" office:value="0.953459119496855" calcext:value-type="float">
            <text:p>0.953459119496855</text:p>
          </table:table-cell>
          <table:table-cell office:value-type="float" office:value="0.528576499822506" calcext:value-type="float">
            <text:p>0.528576499822506</text:p>
          </table:table-cell>
          <table:table-cell office:value-type="float" office:value="0.993975903614458" calcext:value-type="float">
            <text:p>0.99397590361445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19496855345912" calcext:value-type="float">
            <text:p>0.719496855345912</text:p>
          </table:table-cell>
          <table:table-cell office:value-type="float" office:value="0.694779116465863" calcext:value-type="float">
            <text:p>0.694779116465863</text:p>
          </table:table-cell>
          <table:table-cell office:value-type="float" office:value="0.522186723464679" calcext:value-type="float">
            <text:p>0.522186723464679</text:p>
          </table:table-cell>
          <table:table-cell office:value-type="float" office:value="0.954716981132076" calcext:value-type="float">
            <text:p>0.954716981132076</text:p>
          </table:table-cell>
          <table:table-cell office:value-type="float" office:value="0.526446574369897" calcext:value-type="float">
            <text:p>0.526446574369897</text:p>
          </table:table-cell>
          <table:table-cell office:value-type="float" office:value="0.98995983935743" calcext:value-type="float">
            <text:p>0.98995983935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 AVERAGE([.B78:.B80])" office:value-type="float" office:value="0.718658280922432" calcext:value-type="float">
            <text:p>0.718658280922432</text:p>
          </table:table-cell>
          <table:table-cell table:formula="of:= AVERAGE([.C78:.C80])" office:value-type="float" office:value="0.7095046854083" calcext:value-type="float">
            <text:p>0.7095046854083</text:p>
          </table:table-cell>
          <table:table-cell table:formula="of:= AVERAGE([.D78:.D80])" office:value-type="float" office:value="0.522541711040114" calcext:value-type="float">
            <text:p>0.522541711040114</text:p>
          </table:table-cell>
          <table:table-cell table:formula="of:= AVERAGE([.E78:.E80])" office:value-type="float" office:value="0.957232704402516" calcext:value-type="float">
            <text:p>0.957232704402516</text:p>
          </table:table-cell>
          <table:table-cell table:formula="of:= AVERAGE([.F78:.F80])" office:value-type="float" office:value="0.525736599219027" calcext:value-type="float">
            <text:p>0.525736599219027</text:p>
          </table:table-cell>
          <table:table-cell table:formula="of:= AVERAGE([.G78:.G80])" office:value-type="float" office:value="0.991298527443106" calcext:value-type="float">
            <text:p>0.991298527443106</text:p>
          </table:table-cell>
          <table:table-cell table:formula="of:= AVERAGE([.B81:.G81])" office:value-type="float" office:value="0.737495418072582" calcext:value-type="float">
            <text:p>0.73749541807258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AN (multiple kernel + deterministic +adaptation block version 2 + lr = 1e-3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 (taking the best)</text:p>
          </table:table-cell>
          <table:table-cell office:value-type="string" calcext:value-type="string">
            <text:p>A→W (alpha = 0.2)</text:p>
          </table:table-cell>
          <table:table-cell office:value-type="string" calcext:value-type="string">
            <text:p>A→D</text:p>
          </table:table-cell>
          <table:table-cell office:value-type="string" calcext:value-type="string">
            <text:p>D→A</text:p>
          </table:table-cell>
          <table:table-cell office:value-type="string" calcext:value-type="string">
            <text:p>D→W (alpha = 0.2)</text:p>
          </table:table-cell>
          <table:table-cell office:value-type="string" calcext:value-type="string">
            <text:p>W→A</text:p>
          </table:table-cell>
          <table:table-cell office:value-type="string" calcext:value-type="string">
            <text:p>W→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5786163522012" calcext:value-type="float">
            <text:p>0.725786163522012</text:p>
          </table:table-cell>
          <table:table-cell office:value-type="float" office:value="0.785140562248996" calcext:value-type="float">
            <text:p>0.785140562248996</text:p>
          </table:table-cell>
          <table:table-cell office:value-type="float" office:value="0.490237841675541" calcext:value-type="float">
            <text:p>0.490237841675541</text:p>
          </table:table-cell>
          <table:table-cell office:value-type="float" office:value="0.958490566037736" calcext:value-type="float">
            <text:p>0.958490566037736</text:p>
          </table:table-cell>
          <table:table-cell office:value-type="float" office:value="0.516151934682286" calcext:value-type="float">
            <text:p>0.516151934682286</text:p>
          </table:table-cell>
          <table:table-cell office:value-type="float" office:value="0.995983935742972" calcext:value-type="float">
            <text:p>0.99598393574297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29559748427673" calcext:value-type="float">
            <text:p>0.729559748427673</text:p>
          </table:table-cell>
          <table:table-cell office:value-type="float" office:value="0.738955823293173" calcext:value-type="float">
            <text:p>0.738955823293173</text:p>
          </table:table-cell>
          <table:table-cell office:value-type="float" office:value="0.485623003194888" calcext:value-type="float">
            <text:p>0.485623003194888</text:p>
          </table:table-cell>
          <table:table-cell office:value-type="float" office:value="0.958490566037736" calcext:value-type="float">
            <text:p>0.958490566037736</text:p>
          </table:table-cell>
          <table:table-cell office:value-type="float" office:value="0.505857294994675" calcext:value-type="float">
            <text:p>0.505857294994675</text:p>
          </table:table-cell>
          <table:table-cell office:value-type="float" office:value="0.995983935742972" calcext:value-type="float">
            <text:p>0.99598393574297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9559748427673" calcext:value-type="float">
            <text:p>0.729559748427673</text:p>
          </table:table-cell>
          <table:table-cell office:value-type="float" office:value="0.718875502008032" calcext:value-type="float">
            <text:p>0.718875502008032</text:p>
          </table:table-cell>
          <table:table-cell office:value-type="float" office:value="0.487042953496628" calcext:value-type="float">
            <text:p>0.487042953496628</text:p>
          </table:table-cell>
          <table:table-cell office:value-type="float" office:value="0.957232704402516" calcext:value-type="float">
            <text:p>0.957232704402516</text:p>
          </table:table-cell>
          <table:table-cell office:value-type="float" office:value="0.497337593184239" calcext:value-type="float">
            <text:p>0.497337593184239</text:p>
          </table:table-cell>
          <table:table-cell office:value-type="float" office:value="0.993975903614458" calcext:value-type="float">
            <text:p>0.993975903614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 AVERAGE([.B85:.B87])" office:value-type="float" office:value="0.728301886792453" calcext:value-type="float">
            <text:p>0.728301886792453</text:p>
          </table:table-cell>
          <table:table-cell table:formula="of:= AVERAGE([.C85:.C87])" office:value-type="float" office:value="0.747657295850067" calcext:value-type="float">
            <text:p>0.747657295850067</text:p>
          </table:table-cell>
          <table:table-cell table:formula="of:= AVERAGE([.D85:.D87])" office:value-type="float" office:value="0.487634599455686" calcext:value-type="float">
            <text:p>0.487634599455686</text:p>
          </table:table-cell>
          <table:table-cell table:formula="of:= AVERAGE([.E85:.E87])" office:value-type="float" office:value="0.958071278825996" calcext:value-type="float">
            <text:p>0.958071278825996</text:p>
          </table:table-cell>
          <table:table-cell table:formula="of:= AVERAGE([.F85:.F87])" office:value-type="float" office:value="0.506448940953733" calcext:value-type="float">
            <text:p>0.506448940953733</text:p>
          </table:table-cell>
          <table:table-cell table:formula="of:= AVERAGE([.G85:.G87])" office:value-type="float" office:value="0.995314591700134" calcext:value-type="float">
            <text:p>0.995314591700134</text:p>
          </table:table-cell>
          <table:table-cell table:formula="of:= AVERAGE([.B88:.G88])" office:value-type="float" office:value="0.737238098929678" calcext:value-type="float">
            <text:p>0.737238098929678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AN (multiple kernel + deterministic +adaptation block version 3 + lr = 1e-3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 (taking the best)</text:p>
          </table:table-cell>
          <table:table-cell office:value-type="string" calcext:value-type="string">
            <text:p>A→W</text:p>
          </table:table-cell>
          <table:table-cell office:value-type="string" calcext:value-type="string">
            <text:p>A→D</text:p>
          </table:table-cell>
          <table:table-cell office:value-type="string" calcext:value-type="string">
            <text:p>D→A</text:p>
          </table:table-cell>
          <table:table-cell office:value-type="string" calcext:value-type="string">
            <text:p>D→W</text:p>
          </table:table-cell>
          <table:table-cell office:value-type="string" calcext:value-type="string">
            <text:p>W→A</text:p>
          </table:table-cell>
          <table:table-cell office:value-type="string" calcext:value-type="string">
            <text:p>W→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7106918238994" calcext:value-type="float">
            <text:p>0.737106918238994</text:p>
          </table:table-cell>
          <table:table-cell office:value-type="float" office:value="0.696787148594378" calcext:value-type="float">
            <text:p>0.696787148594378</text:p>
          </table:table-cell>
          <table:table-cell office:value-type="float" office:value="0.504082357117501" calcext:value-type="float">
            <text:p>0.504082357117501</text:p>
          </table:table-cell>
          <table:table-cell office:value-type="float" office:value="0.953459119496855" calcext:value-type="float">
            <text:p>0.953459119496855</text:p>
          </table:table-cell>
          <table:table-cell office:value-type="float" office:value="0.531416400425985" calcext:value-type="float">
            <text:p>0.531416400425985</text:p>
          </table:table-cell>
          <table:table-cell office:value-type="float" office:value="0.993975903614458" calcext:value-type="float">
            <text:p>0.99397590361445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24528301886792" calcext:value-type="float">
            <text:p>0.724528301886792</text:p>
          </table:table-cell>
          <table:table-cell office:value-type="float" office:value="0.692771084337349" calcext:value-type="float">
            <text:p>0.692771084337349</text:p>
          </table:table-cell>
          <table:table-cell office:value-type="float" office:value="0.512957046503372" calcext:value-type="float">
            <text:p>0.512957046503372</text:p>
          </table:table-cell>
          <table:table-cell office:value-type="float" office:value="0.954716981132076" calcext:value-type="float">
            <text:p>0.954716981132076</text:p>
          </table:table-cell>
          <table:table-cell office:value-type="float" office:value="0.510827121050763" calcext:value-type="float">
            <text:p>0.510827121050763</text:p>
          </table:table-cell>
          <table:table-cell office:value-type="float" office:value="0.993975903614458" calcext:value-type="float">
            <text:p>0.99397590361445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5786163522012" calcext:value-type="float">
            <text:p>0.725786163522012</text:p>
          </table:table-cell>
          <table:table-cell office:value-type="float" office:value="0.690763052208835" calcext:value-type="float">
            <text:p>0.690763052208835</text:p>
          </table:table-cell>
          <table:table-cell office:value-type="float" office:value="0.515441959531416" calcext:value-type="float">
            <text:p>0.515441959531416</text:p>
          </table:table-cell>
          <table:table-cell office:value-type="float" office:value="0.955974842767296" calcext:value-type="float">
            <text:p>0.955974842767296</text:p>
          </table:table-cell>
          <table:table-cell office:value-type="float" office:value="0.539226127085552" calcext:value-type="float">
            <text:p>0.539226127085552</text:p>
          </table:table-cell>
          <table:table-cell office:value-type="float" office:value="0.995983935742972" calcext:value-type="float">
            <text:p>0.9959839357429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92:.B94])" office:value-type="float" office:value="0.729140461215933" calcext:value-type="float">
            <text:p>0.729140461215933</text:p>
          </table:table-cell>
          <table:table-cell table:formula="of:=AVERAGE([.C92:.C94])" office:value-type="float" office:value="0.693440428380187" calcext:value-type="float">
            <text:p>0.693440428380187</text:p>
          </table:table-cell>
          <table:table-cell table:formula="of:=AVERAGE([.D92:.D94])" office:value-type="float" office:value="0.510827121050763" calcext:value-type="float">
            <text:p>0.510827121050763</text:p>
          </table:table-cell>
          <table:table-cell table:formula="of:=AVERAGE([.E92:.E94])" office:value-type="float" office:value="0.954716981132076" calcext:value-type="float">
            <text:p>0.954716981132076</text:p>
          </table:table-cell>
          <table:table-cell table:formula="of:=AVERAGE([.F92:.F94])" office:value-type="float" office:value="0.527156549520767" calcext:value-type="float">
            <text:p>0.527156549520767</text:p>
          </table:table-cell>
          <table:table-cell table:formula="of:=AVERAGE([.G92:.G94])" office:value-type="float" office:value="0.994645247657296" calcext:value-type="float">
            <text:p>0.994645247657296</text:p>
          </table:table-cell>
          <table:table-cell table:formula="of:= AVERAGE([.B95:.G95])" office:value-type="float" office:value="0.734987798159504" calcext:value-type="float">
            <text:p>0.734987798159504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JLGAN (multiple kernel + deterministic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 (taking the best)</text:p>
          </table:table-cell>
          <table:table-cell office:value-type="string" calcext:value-type="string">
            <text:p>A→W (done – 1 kernel – 1.68 – adaptive alpha)</text:p>
          </table:table-cell>
          <table:table-cell office:value-type="string" calcext:value-type="string">
            <text:p>A→D <text:s/>(done – 1 kernels – 1.68)</text:p>
          </table:table-cell>
          <table:table-cell office:value-type="string" calcext:value-type="string">
            <text:p>D→A (done – 5 kernels – None – adaptive alpha)</text:p>
          </table:table-cell>
          <table:table-cell office:value-type="string" calcext:value-type="string">
            <text:p>D→W <text:s/>(done – 1 kernel – 1.68 -adaptive alpha)</text:p>
          </table:table-cell>
          <table:table-cell office:value-type="string" calcext:value-type="string">
            <text:p>W→A (done – 5 kernels – None -adaptive alpha)</text:p>
          </table:table-cell>
          <table:table-cell office:value-type="string" calcext:value-type="string">
            <text:p>W→D <text:s/>(done – 1 kernel – 1.68 – adaptive alpha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3207547169811" calcext:value-type="float">
            <text:p>0.713207547169811</text:p>
          </table:table-cell>
          <table:table-cell office:value-type="float" office:value="0.730923694779116" calcext:value-type="float">
            <text:p>0.730923694779116</text:p>
          </table:table-cell>
          <table:table-cell office:value-type="float" office:value="0.54490592829251" calcext:value-type="float">
            <text:p>0.54490592829251</text:p>
          </table:table-cell>
          <table:table-cell office:value-type="float" office:value="0.950943396226415" calcext:value-type="float">
            <text:p>0.950943396226415</text:p>
          </table:table-cell>
          <table:table-cell office:value-type="float" office:value="0.531416400425985" calcext:value-type="float">
            <text:p>0.531416400425985</text:p>
          </table:table-cell>
          <table:table-cell office:value-type="float" office:value="0.975903614457831" calcext:value-type="float">
            <text:p>0.97590361445783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4465408805031" calcext:value-type="float">
            <text:p>0.714465408805031</text:p>
          </table:table-cell>
          <table:table-cell office:value-type="float" office:value="0.704819277108434" calcext:value-type="float">
            <text:p>0.704819277108434</text:p>
          </table:table-cell>
          <table:table-cell office:value-type="float" office:value="0.522896698615548" calcext:value-type="float">
            <text:p>0.522896698615548</text:p>
          </table:table-cell>
          <table:table-cell office:value-type="float" office:value="0.953459119496855" calcext:value-type="float">
            <text:p>0.953459119496855</text:p>
          </table:table-cell>
          <table:table-cell office:value-type="float" office:value="0.551650692225772" calcext:value-type="float">
            <text:p>0.551650692225772</text:p>
          </table:table-cell>
          <table:table-cell office:value-type="float" office:value="0.979919678714859" calcext:value-type="float">
            <text:p>0.97991967871485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3270440251572" calcext:value-type="float">
            <text:p>0.723270440251572</text:p>
          </table:table-cell>
          <table:table-cell office:value-type="float" office:value="0.692771084337349" calcext:value-type="float">
            <text:p>0.692771084337349</text:p>
          </table:table-cell>
          <table:table-cell office:value-type="float" office:value="0.53106141285055" calcext:value-type="float">
            <text:p>0.53106141285055</text:p>
          </table:table-cell>
          <table:table-cell office:value-type="float" office:value="0.954716981132076" calcext:value-type="float">
            <text:p>0.954716981132076</text:p>
          </table:table-cell>
          <table:table-cell office:value-type="float" office:value="0.531416400425985" calcext:value-type="float">
            <text:p>0.531416400425985</text:p>
          </table:table-cell>
          <table:table-cell office:value-type="float" office:value="0.98995983935743" calcext:value-type="float">
            <text:p>0.98995983935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 AVERAGE([.B100:.B102])" office:value-type="float" office:value="0.716981132075471" calcext:value-type="float">
            <text:p>0.716981132075471</text:p>
          </table:table-cell>
          <table:table-cell table:formula="of:= AVERAGE([.C100:.C102])" office:value-type="float" office:value="0.7095046854083" calcext:value-type="float">
            <text:p>0.7095046854083</text:p>
          </table:table-cell>
          <table:table-cell table:formula="of:= AVERAGE([.D100:.D102])" office:value-type="float" office:value="0.532954679919536" calcext:value-type="float">
            <text:p>0.532954679919536</text:p>
          </table:table-cell>
          <table:table-cell table:formula="of:= AVERAGE([.E100:.E102])" office:value-type="float" office:value="0.953039832285115" calcext:value-type="float">
            <text:p>0.953039832285115</text:p>
          </table:table-cell>
          <table:table-cell table:formula="of:= AVERAGE([.F100:.F102])" office:value-type="float" office:value="0.538161164359247" calcext:value-type="float">
            <text:p>0.538161164359247</text:p>
          </table:table-cell>
          <table:table-cell table:formula="of:= AVERAGE([.G100:.G102])" office:value-type="float" office:value="0.981927710843373" calcext:value-type="float">
            <text:p>0.981927710843373</text:p>
          </table:table-cell>
          <table:table-cell table:formula="of:= AVERAGE([.B103:.G103])" office:value-type="float" office:value="0.738761534148507" calcext:value-type="float">
            <text:p>0.73876153414850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est from 15/04 to 21/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LLAN (multiple kernel + deterministic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 (taking the best)</text:p>
          </table:table-cell>
          <table:table-cell office:value-type="string" calcext:value-type="string">
            <text:p>A→W (1 kernel – 1.68 – adaptive alpha)</text:p>
          </table:table-cell>
          <table:table-cell office:value-type="string" calcext:value-type="string">
            <text:p>A→D <text:s/>(1 kernels – 1.68)</text:p>
          </table:table-cell>
          <table:table-cell office:value-type="string" calcext:value-type="string">
            <text:p>D→A (5 kernels – None – adaptive alpha)</text:p>
          </table:table-cell>
          <table:table-cell office:value-type="string" calcext:value-type="string">
            <text:p>D→W <text:s/>(1 kernel – 1.68 -adaptive alpha)</text:p>
          </table:table-cell>
          <table:table-cell office:value-type="string" calcext:value-type="string">
            <text:p>W→A (5 kernels – None -adaptive alpha)</text:p>
          </table:table-cell>
          <table:table-cell office:value-type="string" calcext:value-type="string">
            <text:p>W→D <text:s/>(1 kernel – 1.68 – adaptive alpha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4465408805031" calcext:value-type="float">
            <text:p>0.714465408805031</text:p>
          </table:table-cell>
          <table:table-cell office:value-type="float" office:value="0.714859437751004" calcext:value-type="float">
            <text:p>0.714859437751004</text:p>
          </table:table-cell>
          <table:table-cell office:value-type="float" office:value="0.522541711040114" calcext:value-type="float">
            <text:p>0.522541711040114</text:p>
          </table:table-cell>
          <table:table-cell office:value-type="float" office:value="0.959748427672956" calcext:value-type="float">
            <text:p>0.959748427672956</text:p>
          </table:table-cell>
          <table:table-cell office:value-type="float" office:value="0.544550940717075" calcext:value-type="float">
            <text:p>0.544550940717075</text:p>
          </table:table-cell>
          <table:table-cell office:value-type="float" office:value="0.995983935742972" calcext:value-type="float">
            <text:p>0.99598393574297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0880503144654" calcext:value-type="float">
            <text:p>0.740880503144654</text:p>
          </table:table-cell>
          <table:table-cell office:value-type="float" office:value="0.718875502008032" calcext:value-type="float">
            <text:p>0.718875502008032</text:p>
          </table:table-cell>
          <table:table-cell office:value-type="float" office:value="0.51792687255946" calcext:value-type="float">
            <text:p>0.51792687255946</text:p>
          </table:table-cell>
          <table:table-cell office:value-type="float" office:value="0.954716981132076" calcext:value-type="float">
            <text:p>0.954716981132076</text:p>
          </table:table-cell>
          <table:table-cell office:value-type="float" office:value="0.537096201632943" calcext:value-type="float">
            <text:p>0.537096201632943</text:p>
          </table:table-cell>
          <table:table-cell office:value-type="float" office:value="0.991967871485944" calcext:value-type="float">
            <text:p>0.99196787148594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18238993710692" calcext:value-type="float">
            <text:p>0.718238993710692</text:p>
          </table:table-cell>
          <table:table-cell office:value-type="float" office:value="0.698795180722892" calcext:value-type="float">
            <text:p>0.698795180722892</text:p>
          </table:table-cell>
          <table:table-cell office:value-type="float" office:value="0.536386226482073" calcext:value-type="float">
            <text:p>0.536386226482073</text:p>
          </table:table-cell>
          <table:table-cell office:value-type="float" office:value="0.962264150943396" calcext:value-type="float">
            <text:p>0.962264150943396</text:p>
          </table:table-cell>
          <table:table-cell office:value-type="float" office:value="0.526446574369897" calcext:value-type="float">
            <text:p>0.526446574369897</text:p>
          </table:table-cell>
          <table:table-cell office:value-type="float" office:value="0.98995983935743" calcext:value-type="float">
            <text:p>0.98995983935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 AVERAGE([.B108:.B110])" office:value-type="float" office:value="0.724528301886792" calcext:value-type="float">
            <text:p>0.724528301886792</text:p>
          </table:table-cell>
          <table:table-cell table:formula="of:= AVERAGE([.C108:.C110])" office:value-type="float" office:value="0.710843373493976" calcext:value-type="float">
            <text:p>0.710843373493976</text:p>
          </table:table-cell>
          <table:table-cell table:formula="of:= AVERAGE([.D108:.D110])" office:value-type="float" office:value="0.525618270027216" calcext:value-type="float">
            <text:p>0.525618270027216</text:p>
          </table:table-cell>
          <table:table-cell table:formula="of:= AVERAGE([.E108:.E110])" office:value-type="float" office:value="0.958909853249476" calcext:value-type="float">
            <text:p>0.958909853249476</text:p>
          </table:table-cell>
          <table:table-cell table:formula="of:= AVERAGE([.F108:.F110])" office:value-type="float" office:value="0.536031238906638" calcext:value-type="float">
            <text:p>0.536031238906638</text:p>
          </table:table-cell>
          <table:table-cell table:formula="of:= AVERAGE([.G108:.G110])" office:value-type="float" office:value="0.992637215528782" calcext:value-type="float">
            <text:p>0.992637215528782</text:p>
          </table:table-cell>
          <table:table-cell table:formula="of:= AVERAGE([.B111:.G111])" office:value-type="float" office:value="0.741428042182147" calcext:value-type="float">
            <text:p>0.74142804218214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DAN (tensor product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 (taking the best)</text:p>
          </table:table-cell>
          <table:table-cell office:value-type="string" calcext:value-type="string">
            <text:p>A→W </text:p>
          </table:table-cell>
          <table:table-cell office:value-type="string" calcext:value-type="string">
            <text:p>A→D <text:s/></text:p>
          </table:table-cell>
          <table:table-cell office:value-type="string" calcext:value-type="string">
            <text:p>D→A</text:p>
          </table:table-cell>
          <table:table-cell office:value-type="string" calcext:value-type="string">
            <text:p>D→W </text:p>
          </table:table-cell>
          <table:table-cell office:value-type="string" calcext:value-type="string">
            <text:p>W→A</text:p>
          </table:table-cell>
          <table:table-cell office:value-type="string" calcext:value-type="string">
            <text:p>W→D <text:s/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5786163522012" calcext:value-type="float">
            <text:p>0.725786163522012</text:p>
          </table:table-cell>
          <table:table-cell office:value-type="float" office:value="0.706827309236948" calcext:value-type="float">
            <text:p>0.706827309236948</text:p>
          </table:table-cell>
          <table:table-cell office:value-type="float" office:value="0.560880369187078" calcext:value-type="float">
            <text:p>0.560880369187078</text:p>
          </table:table-cell>
          <table:table-cell office:value-type="float" office:value="0.968553459119497" calcext:value-type="float">
            <text:p>0.968553459119497</text:p>
          </table:table-cell>
          <table:table-cell office:value-type="float" office:value="0.562655307064253" calcext:value-type="float">
            <text:p>0.562655307064253</text:p>
          </table:table-cell>
          <table:table-cell office:value-type="float" office:value="0.995983935742972" calcext:value-type="float">
            <text:p>0.99598393574297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5723270440251" calcext:value-type="float">
            <text:p>0.715723270440251</text:p>
          </table:table-cell>
          <table:table-cell office:value-type="float" office:value="0.70281124497992" calcext:value-type="float">
            <text:p>0.70281124497992</text:p>
          </table:table-cell>
          <table:table-cell office:value-type="float" office:value="0.563720269790557" calcext:value-type="float">
            <text:p>0.563720269790557</text:p>
          </table:table-cell>
          <table:table-cell office:value-type="float" office:value="0.966037735849057" calcext:value-type="float">
            <text:p>0.966037735849057</text:p>
          </table:table-cell>
          <table:table-cell office:value-type="float" office:value="0.559815406460774" calcext:value-type="float">
            <text:p>0.559815406460774</text:p>
          </table:table-cell>
          <table:table-cell office:value-type="float" office:value="0.993975903614458" calcext:value-type="float">
            <text:p>0.99397590361445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18238993710692" calcext:value-type="float">
            <text:p>0.718238993710692</text:p>
          </table:table-cell>
          <table:table-cell office:value-type="float" office:value="0.684738955823293" calcext:value-type="float">
            <text:p>0.684738955823293</text:p>
          </table:table-cell>
          <table:table-cell office:value-type="float" office:value="0.539936102236422" calcext:value-type="float">
            <text:p>0.539936102236422</text:p>
          </table:table-cell>
          <table:table-cell office:value-type="float" office:value="0.967295597484277" calcext:value-type="float">
            <text:p>0.967295597484277</text:p>
          </table:table-cell>
          <table:table-cell office:value-type="float" office:value="0.559815406460774" calcext:value-type="float">
            <text:p>0.559815406460774</text:p>
          </table:table-cell>
          <table:table-cell office:value-type="float" office:value="0.98995983935743" calcext:value-type="float">
            <text:p>0.98995983935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 AVERAGE([.B115:.B117])" office:value-type="float" office:value="0.719916142557652" calcext:value-type="float">
            <text:p>0.719916142557652</text:p>
          </table:table-cell>
          <table:table-cell table:formula="of:= AVERAGE([.C115:.C117])" office:value-type="float" office:value="0.698125836680054" calcext:value-type="float">
            <text:p>0.698125836680054</text:p>
          </table:table-cell>
          <table:table-cell table:formula="of:= AVERAGE([.D115:.D117])" office:value-type="float" office:value="0.554845580404686" calcext:value-type="float">
            <text:p>0.554845580404686</text:p>
          </table:table-cell>
          <table:table-cell table:formula="of:= AVERAGE([.E115:.E117])" office:value-type="float" office:value="0.967295597484277" calcext:value-type="float">
            <text:p>0.967295597484277</text:p>
          </table:table-cell>
          <table:table-cell table:formula="of:= AVERAGE([.F115:.F117])" office:value-type="float" office:value="0.560762039995267" calcext:value-type="float">
            <text:p>0.560762039995267</text:p>
          </table:table-cell>
          <table:table-cell table:formula="of:= AVERAGE([.G115:.G117])" office:value-type="float" office:value="0.99330655957162" calcext:value-type="float">
            <text:p>0.99330655957162</text:p>
          </table:table-cell>
          <table:table-cell table:formula="of:= AVERAGE([.B118:.G118])" office:value-type="float" office:value="0.749041959448926" calcext:value-type="float">
            <text:p>0.74904195944892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DAN + adaptive block adaptation (tensor product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 (taking the best)</text:p>
          </table:table-cell>
          <table:table-cell office:value-type="string" calcext:value-type="string">
            <text:p>A→W </text:p>
          </table:table-cell>
          <table:table-cell office:value-type="string" calcext:value-type="string">
            <text:p>A→D <text:s/></text:p>
          </table:table-cell>
          <table:table-cell office:value-type="string" calcext:value-type="string">
            <text:p>D→A</text:p>
          </table:table-cell>
          <table:table-cell office:value-type="string" calcext:value-type="string">
            <text:p>D→W </text:p>
          </table:table-cell>
          <table:table-cell office:value-type="string" calcext:value-type="string">
            <text:p>W→A</text:p>
          </table:table-cell>
          <table:table-cell office:value-type="string" calcext:value-type="string">
            <text:p>W→D <text:s/>(GAN is unstable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4591194968553" calcext:value-type="float">
            <text:p>0.734591194968553</text:p>
          </table:table-cell>
          <table:table-cell office:value-type="float" office:value="0.708835341365462" calcext:value-type="float">
            <text:p>0.708835341365462</text:p>
          </table:table-cell>
          <table:table-cell office:value-type="float" office:value="0.589989350372737" calcext:value-type="float">
            <text:p>0.589989350372737</text:p>
          </table:table-cell>
          <table:table-cell office:value-type="float" office:value="0.971069182389937" calcext:value-type="float">
            <text:p>0.971069182389937</text:p>
          </table:table-cell>
          <table:table-cell office:value-type="float" office:value="0.559815406460774" calcext:value-type="float">
            <text:p>0.559815406460774</text:p>
          </table:table-cell>
          <table:table-cell office:value-type="float" office:value="0.991967871485944" calcext:value-type="float">
            <text:p>0.99196787148594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24528301886792" calcext:value-type="float">
            <text:p>0.724528301886792</text:p>
          </table:table-cell>
          <table:table-cell office:value-type="float" office:value="0.730923694779116" calcext:value-type="float">
            <text:p>0.730923694779116</text:p>
          </table:table-cell>
          <table:table-cell office:value-type="float" office:value="0.592829250976216" calcext:value-type="float">
            <text:p>0.592829250976216</text:p>
          </table:table-cell>
          <table:table-cell office:value-type="float" office:value="0.967295597484277" calcext:value-type="float">
            <text:p>0.967295597484277</text:p>
          </table:table-cell>
          <table:table-cell office:value-type="float" office:value="0.565495207667732" calcext:value-type="float">
            <text:p>0.565495207667732</text:p>
          </table:table-cell>
          <table:table-cell office:value-type="float" office:value="0.991967871485944" calcext:value-type="float">
            <text:p>0.99196787148594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40880503144654" calcext:value-type="float">
            <text:p>0.740880503144654</text:p>
          </table:table-cell>
          <table:table-cell office:value-type="float" office:value="0.684738955823293" calcext:value-type="float">
            <text:p>0.684738955823293</text:p>
          </table:table-cell>
          <table:table-cell office:value-type="float" office:value="0.589279375221867" calcext:value-type="float">
            <text:p>0.589279375221867</text:p>
          </table:table-cell>
          <table:table-cell office:value-type="float" office:value="0.969811320754717" calcext:value-type="float">
            <text:p>0.969811320754717</text:p>
          </table:table-cell>
          <table:table-cell office:value-type="float" office:value="0.561945331913383" calcext:value-type="float">
            <text:p>0.561945331913383</text:p>
          </table:table-cell>
          <table:table-cell office:value-type="float" office:value="0.997991967871486" calcext:value-type="float">
            <text:p>0.997991967871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 AVERAGE([.B122:.B124])" office:value-type="float" office:value="0.733333333333333" calcext:value-type="float">
            <text:p>0.733333333333333</text:p>
          </table:table-cell>
          <table:table-cell table:formula="of:= AVERAGE([.C122:.C124])" office:value-type="float" office:value="0.708165997322624" calcext:value-type="float">
            <text:p>0.708165997322624</text:p>
          </table:table-cell>
          <table:table-cell table:formula="of:= AVERAGE([.D122:.D124])" office:value-type="float" office:value="0.590699325523607" calcext:value-type="float">
            <text:p>0.590699325523607</text:p>
          </table:table-cell>
          <table:table-cell table:formula="of:= AVERAGE([.E122:.E124])" office:value-type="float" office:value="0.969392033542977" calcext:value-type="float">
            <text:p>0.969392033542977</text:p>
          </table:table-cell>
          <table:table-cell table:formula="of:= AVERAGE([.F122:.F124])" office:value-type="float" office:value="0.56241864868063" calcext:value-type="float">
            <text:p>0.56241864868063</text:p>
          </table:table-cell>
          <table:table-cell table:formula="of:= AVERAGE([.G122:.G124])" office:value-type="float" office:value="0.993975903614458" calcext:value-type="float">
            <text:p>0.993975903614458</text:p>
          </table:table-cell>
          <table:table-cell table:formula="of:= AVERAGE([.B125:.G125])" office:value-type="float" office:value="0.759664207002938" calcext:value-type="float">
            <text:p>0.759664207002938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DAN + mutan ([20, 20, 20, 20]) learning rate = 5e-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 (taking the best)</text:p>
          </table:table-cell>
          <table:table-cell office:value-type="string" calcext:value-type="string">
            <text:p>A→W </text:p>
          </table:table-cell>
          <table:table-cell office:value-type="string" calcext:value-type="string">
            <text:p>A→D <text:s/></text:p>
          </table:table-cell>
          <table:table-cell office:value-type="string" calcext:value-type="string">
            <text:p>D→A</text:p>
          </table:table-cell>
          <table:table-cell office:value-type="string" calcext:value-type="string">
            <text:p>D→W </text:p>
          </table:table-cell>
          <table:table-cell office:value-type="string" calcext:value-type="string">
            <text:p>W→A</text:p>
          </table:table-cell>
          <table:table-cell office:value-type="string" calcext:value-type="string">
            <text:p>W→D 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7295597484277" calcext:value-type="float">
            <text:p>0.767295597484277</text:p>
          </table:table-cell>
          <table:table-cell office:value-type="float" office:value="0.730923694779116" calcext:value-type="float">
            <text:p>0.730923694779116</text:p>
          </table:table-cell>
          <table:table-cell office:value-type="float" office:value="0.567625133120341" calcext:value-type="float">
            <text:p>0.567625133120341</text:p>
          </table:table-cell>
          <table:table-cell office:value-type="float" office:value="0.964779874213836" calcext:value-type="float">
            <text:p>0.964779874213836</text:p>
          </table:table-cell>
          <table:table-cell office:value-type="float" office:value="0.572239971600994" calcext:value-type="float">
            <text:p>0.57223997160099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9496855345912" calcext:value-type="float">
            <text:p>0.719496855345912</text:p>
          </table:table-cell>
          <table:table-cell office:value-type="float" office:value="0.690763052208835" calcext:value-type="float">
            <text:p>0.690763052208835</text:p>
          </table:table-cell>
          <table:table-cell office:value-type="float" office:value="0.561945331913383" calcext:value-type="float">
            <text:p>0.561945331913383</text:p>
          </table:table-cell>
          <table:table-cell office:value-type="float" office:value="0.964779874213836" calcext:value-type="float">
            <text:p>0.964779874213836</text:p>
          </table:table-cell>
          <table:table-cell office:value-type="float" office:value="0.5580404685836" calcext:value-type="float">
            <text:p>0.5580404685836</text:p>
          </table:table-cell>
          <table:table-cell office:value-type="float" office:value="0.995983935742972" calcext:value-type="float">
            <text:p>0.99598393574297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7044025157233" calcext:value-type="float">
            <text:p>0.727044025157233</text:p>
          </table:table-cell>
          <table:table-cell office:value-type="float" office:value="0.700803212851406" calcext:value-type="float">
            <text:p>0.700803212851406</text:p>
          </table:table-cell>
          <table:table-cell office:value-type="float" office:value="0.554845580404686" calcext:value-type="float">
            <text:p>0.554845580404686</text:p>
          </table:table-cell>
          <table:table-cell office:value-type="float" office:value="0.962264150943396" calcext:value-type="float">
            <text:p>0.962264150943396</text:p>
          </table:table-cell>
          <table:table-cell office:value-type="float" office:value="0.579339723109691" calcext:value-type="float">
            <text:p>0.579339723109691</text:p>
          </table:table-cell>
          <table:table-cell office:value-type="float" office:value="0.995983935742972" calcext:value-type="float">
            <text:p>0.9959839357429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 AVERAGE([.B129:.B131])" office:value-type="float" office:value="0.737945492662474" calcext:value-type="float">
            <text:p>0.737945492662474</text:p>
          </table:table-cell>
          <table:table-cell table:formula="of:= AVERAGE([.C129:.C131])" office:value-type="float" office:value="0.707496653279786" calcext:value-type="float">
            <text:p>0.707496653279786</text:p>
          </table:table-cell>
          <table:table-cell table:formula="of:= AVERAGE([.D129:.D131])" office:value-type="float" office:value="0.561472015146137" calcext:value-type="float">
            <text:p>0.561472015146137</text:p>
          </table:table-cell>
          <table:table-cell table:formula="of:= AVERAGE([.E129:.E131])" office:value-type="float" office:value="0.963941299790356" calcext:value-type="float">
            <text:p>0.963941299790356</text:p>
          </table:table-cell>
          <table:table-cell table:formula="of:= AVERAGE([.F129:.F131])" office:value-type="float" office:value="0.569873387764762" calcext:value-type="float">
            <text:p>0.569873387764762</text:p>
          </table:table-cell>
          <table:table-cell table:formula="of:= AVERAGE([.G129:.G131])" office:value-type="float" office:value="0.997322623828648" calcext:value-type="float">
            <text:p>0.997322623828648</text:p>
          </table:table-cell>
          <table:table-cell table:formula="of:= AVERAGE([.B132:.G132])" office:value-type="float" office:value="0.756341912078694" calcext:value-type="float">
            <text:p>0.75634191207869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DAN + mutan ([20, 80, 80, 80]) learning rate = 5e-4 and 3e-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 (taking the best)</text:p>
          </table:table-cell>
          <table:table-cell office:value-type="string" calcext:value-type="string">
            <text:p>A→W </text:p>
          </table:table-cell>
          <table:table-cell office:value-type="string" calcext:value-type="string">
            <text:p>A→D <text:s/></text:p>
          </table:table-cell>
          <table:table-cell office:value-type="string" calcext:value-type="string">
            <text:p>D→A</text:p>
          </table:table-cell>
          <table:table-cell office:value-type="string" calcext:value-type="string">
            <text:p>D→W </text:p>
          </table:table-cell>
          <table:table-cell office:value-type="string" calcext:value-type="string">
            <text:p>W→A</text:p>
          </table:table-cell>
          <table:table-cell office:value-type="string" calcext:value-type="string">
            <text:p>W→D 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5786163522012" calcext:value-type="float">
            <text:p>0.725786163522012</text:p>
          </table:table-cell>
          <table:table-cell office:value-type="float" office:value="0.718875502008032" calcext:value-type="float">
            <text:p>0.718875502008032</text:p>
          </table:table-cell>
          <table:table-cell office:value-type="float" office:value="0.576144834930777" calcext:value-type="float">
            <text:p>0.576144834930777</text:p>
          </table:table-cell>
          <table:table-cell office:value-type="float" office:value="0.967295597484277" calcext:value-type="float">
            <text:p>0.967295597484277</text:p>
          </table:table-cell>
          <table:table-cell office:value-type="float" office:value="0.582534611288605" calcext:value-type="float">
            <text:p>0.5825346112886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3396226415094" calcext:value-type="float">
            <text:p>0.743396226415094</text:p>
          </table:table-cell>
          <table:table-cell office:value-type="float" office:value="0.718875502008032" calcext:value-type="float">
            <text:p>0.718875502008032</text:p>
          </table:table-cell>
          <table:table-cell office:value-type="float" office:value="0.566205182818601" calcext:value-type="float">
            <text:p>0.566205182818601</text:p>
          </table:table-cell>
          <table:table-cell office:value-type="float" office:value="0.961006289308176" calcext:value-type="float">
            <text:p>0.961006289308176</text:p>
          </table:table-cell>
          <table:table-cell office:value-type="float" office:value="0.566205182818601" calcext:value-type="float">
            <text:p>0.566205182818601</text:p>
          </table:table-cell>
          <table:table-cell office:value-type="float" office:value="0.995983935742972" calcext:value-type="float">
            <text:p>0.99598393574297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18238993710692" calcext:value-type="float">
            <text:p>0.718238993710692</text:p>
          </table:table-cell>
          <table:table-cell office:value-type="float" office:value="0.690763052208835" calcext:value-type="float">
            <text:p>0.690763052208835</text:p>
          </table:table-cell>
          <table:table-cell office:value-type="float" office:value="0.560880369187078" calcext:value-type="float">
            <text:p>0.560880369187078</text:p>
          </table:table-cell>
          <table:table-cell office:value-type="float" office:value="0.962264150943396" calcext:value-type="float">
            <text:p>0.962264150943396</text:p>
          </table:table-cell>
          <table:table-cell office:value-type="float" office:value="0.564785232516862" calcext:value-type="float">
            <text:p>0.564785232516862</text:p>
          </table:table-cell>
          <table:table-cell office:value-type="float" office:value="0.993975903614458" calcext:value-type="float">
            <text:p>0.993975903614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 AVERAGE([.B136:.B138])" office:value-type="float" office:value="0.729140461215933" calcext:value-type="float">
            <text:p>0.729140461215933</text:p>
          </table:table-cell>
          <table:table-cell table:formula="of:= AVERAGE([.C136:.C138])" office:value-type="float" office:value="0.7095046854083" calcext:value-type="float">
            <text:p>0.7095046854083</text:p>
          </table:table-cell>
          <table:table-cell table:formula="of:= AVERAGE([.D136:.D138])" office:value-type="float" office:value="0.567743462312152" calcext:value-type="float">
            <text:p>0.567743462312152</text:p>
          </table:table-cell>
          <table:table-cell table:formula="of:= AVERAGE([.E136:.E138])" office:value-type="float" office:value="0.963522012578616" calcext:value-type="float">
            <text:p>0.963522012578616</text:p>
          </table:table-cell>
          <table:table-cell table:formula="of:= AVERAGE([.F136:.F138])" office:value-type="float" office:value="0.571175008874689" calcext:value-type="float">
            <text:p>0.571175008874689</text:p>
          </table:table-cell>
          <table:table-cell table:formula="of:= AVERAGE([.G136:.G138])" office:value-type="float" office:value="0.99665327978581" calcext:value-type="float">
            <text:p>0.99665327978581</text:p>
          </table:table-cell>
          <table:table-cell table:formula="of:= AVERAGE([.B139:.G139])" office:value-type="float" office:value="0.756289818362583" calcext:value-type="float">
            <text:p>0.75628981836258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DAN + adaptation block version 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 (taking the best)</text:p>
          </table:table-cell>
          <table:table-cell office:value-type="string" calcext:value-type="string">
            <text:p>A→W </text:p>
          </table:table-cell>
          <table:table-cell office:value-type="string" calcext:value-type="string">
            <text:p>A→D <text:s/></text:p>
          </table:table-cell>
          <table:table-cell office:value-type="string" calcext:value-type="string">
            <text:p>D→A</text:p>
          </table:table-cell>
          <table:table-cell office:value-type="string" calcext:value-type="string">
            <text:p>D→W </text:p>
          </table:table-cell>
          <table:table-cell office:value-type="string" calcext:value-type="string">
            <text:p>W→A</text:p>
          </table:table-cell>
          <table:table-cell office:value-type="string" calcext:value-type="string">
            <text:p>W→D 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6037735849057" calcext:value-type="float">
            <text:p>0.766037735849057</text:p>
          </table:table-cell>
          <table:table-cell office:value-type="float" office:value="0.732931726907631" calcext:value-type="float">
            <text:p>0.732931726907631</text:p>
          </table:table-cell>
          <table:table-cell office:value-type="float" office:value="0.570110046148385" calcext:value-type="float">
            <text:p>0.570110046148385</text:p>
          </table:table-cell>
          <table:table-cell office:value-type="float" office:value="0.967295597484277" calcext:value-type="float">
            <text:p>0.967295597484277</text:p>
          </table:table-cell>
          <table:table-cell office:value-type="float" office:value="0.560170394036209" calcext:value-type="float">
            <text:p>0.560170394036209</text:p>
          </table:table-cell>
          <table:table-cell office:value-type="float" office:value="0.997991967871486" calcext:value-type="float">
            <text:p>0.99799196787148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2138364779874" calcext:value-type="float">
            <text:p>0.742138364779874</text:p>
          </table:table-cell>
          <table:table-cell office:value-type="float" office:value="0.72289156626506" calcext:value-type="float">
            <text:p>0.72289156626506</text:p>
          </table:table-cell>
          <table:table-cell office:value-type="float" office:value="0.54419595314164" calcext:value-type="float">
            <text:p>0.54419595314164</text:p>
          </table:table-cell>
          <table:table-cell office:value-type="float" office:value="0.962264150943396" calcext:value-type="float">
            <text:p>0.962264150943396</text:p>
          </table:table-cell>
          <table:table-cell office:value-type="float" office:value="0.547745828895989" calcext:value-type="float">
            <text:p>0.54774582889598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39622641509434" calcext:value-type="float">
            <text:p>0.739622641509434</text:p>
          </table:table-cell>
          <table:table-cell office:value-type="float" office:value="0.720883534136546" calcext:value-type="float">
            <text:p>0.720883534136546</text:p>
          </table:table-cell>
          <table:table-cell office:value-type="float" office:value="0.540291089811857" calcext:value-type="float">
            <text:p>0.540291089811857</text:p>
          </table:table-cell>
          <table:table-cell office:value-type="float" office:value="0.959748427672956" calcext:value-type="float">
            <text:p>0.959748427672956</text:p>
          </table:table-cell>
          <table:table-cell office:value-type="float" office:value="0.540291089811857" calcext:value-type="float">
            <text:p>0.54029108981185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 AVERAGE([.B143:.B145])" office:value-type="float" office:value="0.749266247379455" calcext:value-type="float">
            <text:p>0.749266247379455</text:p>
          </table:table-cell>
          <table:table-cell table:formula="of:= AVERAGE([.C143:.C145])" office:value-type="float" office:value="0.725568942436412" calcext:value-type="float">
            <text:p>0.725568942436412</text:p>
          </table:table-cell>
          <table:table-cell table:formula="of:= AVERAGE([.D143:.D145])" office:value-type="float" office:value="0.551532363033961" calcext:value-type="float">
            <text:p>0.551532363033961</text:p>
          </table:table-cell>
          <table:table-cell table:formula="of:= AVERAGE([.E143:.E145])" office:value-type="float" office:value="0.963102725366876" calcext:value-type="float">
            <text:p>0.963102725366876</text:p>
          </table:table-cell>
          <table:table-cell table:formula="of:= AVERAGE([.F143:.F145])" office:value-type="float" office:value="0.549402437581352" calcext:value-type="float">
            <text:p>0.549402437581352</text:p>
          </table:table-cell>
          <table:table-cell table:formula="of:= AVERAGE([.G143:.G145])" office:value-type="float" office:value="0.999330655957162" calcext:value-type="float">
            <text:p>0.999330655957162</text:p>
          </table:table-cell>
          <table:table-cell table:formula="of:= AVERAGE([.B146:.G146])" office:value-type="float" office:value="0.75636722862587" calcext:value-type="float">
            <text:p>0.7563672286258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DAN + adaptation block version 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 (taking the best)</text:p>
          </table:table-cell>
          <table:table-cell office:value-type="string" calcext:value-type="string">
            <text:p>A→W </text:p>
          </table:table-cell>
          <table:table-cell office:value-type="string" calcext:value-type="string">
            <text:p>A→D <text:s/></text:p>
          </table:table-cell>
          <table:table-cell office:value-type="string" calcext:value-type="string">
            <text:p>D→A</text:p>
          </table:table-cell>
          <table:table-cell office:value-type="string" calcext:value-type="string">
            <text:p>D→W </text:p>
          </table:table-cell>
          <table:table-cell office:value-type="string" calcext:value-type="string">
            <text:p>W→A</text:p>
          </table:table-cell>
          <table:table-cell office:value-type="string" calcext:value-type="string">
            <text:p>W→D 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1949685534591" calcext:value-type="float">
            <text:p>0.711949685534591</text:p>
          </table:table-cell>
          <table:table-cell office:value-type="float" office:value="0.708835341365462" calcext:value-type="float">
            <text:p>0.708835341365462</text:p>
          </table:table-cell>
          <table:table-cell office:value-type="float" office:value="0.555200567980121" calcext:value-type="float">
            <text:p>0.555200567980121</text:p>
          </table:table-cell>
          <table:table-cell office:value-type="float" office:value="0.968553459119497" calcext:value-type="float">
            <text:p>0.968553459119497</text:p>
          </table:table-cell>
          <table:table-cell office:value-type="float" office:value="0.558750443734469" calcext:value-type="float">
            <text:p>0.558750443734469</text:p>
          </table:table-cell>
          <table:table-cell office:value-type="float" office:value="0.997991967871486" calcext:value-type="float">
            <text:p>0.99799196787148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3396226415094" calcext:value-type="float">
            <text:p>0.743396226415094</text:p>
          </table:table-cell>
          <table:table-cell table:style-name="ce2" office:value-type="float" office:value="0.696787148594378" calcext:value-type="float">
            <text:p>0.696787148594378</text:p>
          </table:table-cell>
          <table:table-cell office:value-type="float" office:value="0.583954561590344" calcext:value-type="float">
            <text:p>0.583954561590344</text:p>
          </table:table-cell>
          <table:table-cell office:value-type="float" office:value="0.971069182389937" calcext:value-type="float">
            <text:p>0.971069182389937</text:p>
          </table:table-cell>
          <table:table-cell office:value-type="float" office:value="0.551650692225772" calcext:value-type="float">
            <text:p>0.551650692225772</text:p>
          </table:table-cell>
          <table:table-cell office:value-type="float" office:value="0.993975903614458" calcext:value-type="float">
            <text:p>0.99397590361445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5786163522012" calcext:value-type="float">
            <text:p>0.725786163522012</text:p>
          </table:table-cell>
          <table:table-cell office:value-type="float" office:value="0.696787148594378" calcext:value-type="float">
            <text:p>0.696787148594378</text:p>
          </table:table-cell>
          <table:table-cell office:value-type="float" office:value="0.593184238551651" calcext:value-type="float">
            <text:p>0.593184238551651</text:p>
          </table:table-cell>
          <table:table-cell office:value-type="float" office:value="0.972327044025157" calcext:value-type="float">
            <text:p>0.972327044025157</text:p>
          </table:table-cell>
          <table:table-cell office:value-type="float" office:value="0.551295704650337" calcext:value-type="float">
            <text:p>0.551295704650337</text:p>
          </table:table-cell>
          <table:table-cell office:value-type="float" office:value="0.997991967871486" calcext:value-type="float">
            <text:p>0.997991967871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 AVERAGE([.B150:.B152])" office:value-type="float" office:value="0.727044025157233" calcext:value-type="float">
            <text:p>0.727044025157233</text:p>
          </table:table-cell>
          <table:table-cell table:formula="of:= AVERAGE([.C150:.C152])" office:value-type="float" office:value="0.700803212851406" calcext:value-type="float">
            <text:p>0.700803212851406</text:p>
          </table:table-cell>
          <table:table-cell table:formula="of:= AVERAGE([.D150:.D152])" office:value-type="float" office:value="0.577446456040705" calcext:value-type="float">
            <text:p>0.577446456040705</text:p>
          </table:table-cell>
          <table:table-cell table:formula="of:= AVERAGE([.E150:.E152])" office:value-type="float" office:value="0.970649895178197" calcext:value-type="float">
            <text:p>0.970649895178197</text:p>
          </table:table-cell>
          <table:table-cell table:formula="of:= AVERAGE([.F150:.F152])" office:value-type="float" office:value="0.553898946870193" calcext:value-type="float">
            <text:p>0.553898946870193</text:p>
          </table:table-cell>
          <table:table-cell table:formula="of:= AVERAGE([.G150:.G152])" office:value-type="float" office:value="0.99665327978581" calcext:value-type="float">
            <text:p>0.99665327978581</text:p>
          </table:table-cell>
          <table:table-cell table:formula="of:= AVERAGE([.B153:.G153])" office:value-type="float" office:value="0.754415969313924" calcext:value-type="float">
            <text:p>0.75441596931392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SN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SNET + CDAN</text:p>
          </table:table-cell>
          <table:table-cell office:value-type="string" calcext:value-type="string">
            <text:p>A→W </text:p>
          </table:table-cell>
          <table:table-cell office:value-type="string" calcext:value-type="string">
            <text:p>A→D <text:s/></text:p>
          </table:table-cell>
          <table:table-cell office:value-type="string" calcext:value-type="string">
            <text:p>D→A</text:p>
          </table:table-cell>
          <table:table-cell office:value-type="string" calcext:value-type="string">
            <text:p>D→W </text:p>
          </table:table-cell>
          <table:table-cell office:value-type="string" calcext:value-type="string">
            <text:p>W→A</text:p>
          </table:table-cell>
          <table:table-cell office:value-type="string" calcext:value-type="string">
            <text:p>W→D 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61635220125786" calcext:value-type="float">
            <text:p>0.861635220125786</text:p>
          </table:table-cell>
          <table:table-cell office:value-type="float" office:value="0.85140562248996" calcext:value-type="float">
            <text:p>0.85140562248996</text:p>
          </table:table-cell>
          <table:table-cell office:value-type="float" office:value="0.717429889953852" calcext:value-type="float">
            <text:p>0.717429889953852</text:p>
          </table:table-cell>
          <table:table-cell office:value-type="float" office:value="0.979874213836478" calcext:value-type="float">
            <text:p>0.979874213836478</text:p>
          </table:table-cell>
          <table:table-cell office:value-type="float" office:value="0.702165424210153" calcext:value-type="float">
            <text:p>0.702165424210153</text:p>
          </table:table-cell>
          <table:table-cell office:value-type="float" office:value="0.997991967871486" calcext:value-type="float">
            <text:p>0.99799196787148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44025157232704" calcext:value-type="float">
            <text:p>0.844025157232704</text:p>
          </table:table-cell>
          <table:table-cell office:value-type="float" office:value="0.817269076305221" calcext:value-type="float">
            <text:p>0.817269076305221</text:p>
          </table:table-cell>
          <table:table-cell office:value-type="float" office:value="0.715299964501242" calcext:value-type="float">
            <text:p>0.715299964501242</text:p>
          </table:table-cell>
          <table:table-cell office:value-type="float" office:value="0.976100628930818" calcext:value-type="float">
            <text:p>0.976100628930818</text:p>
          </table:table-cell>
          <table:table-cell office:value-type="float" office:value="0.67128150514732" calcext:value-type="float">
            <text:p>0.67128150514732</text:p>
          </table:table-cell>
          <table:table-cell office:value-type="float" office:value="0.995983935742972" calcext:value-type="float">
            <text:p>0.99598393574297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2767295597484" calcext:value-type="float">
            <text:p>0.842767295597484</text:p>
          </table:table-cell>
          <table:table-cell office:value-type="float" office:value="0.799196787148594" calcext:value-type="float">
            <text:p>0.799196787148594</text:p>
          </table:table-cell>
          <table:table-cell office:value-type="float" office:value="0.702520411785588" calcext:value-type="float">
            <text:p>0.702520411785588</text:p>
          </table:table-cell>
          <table:table-cell office:value-type="float" office:value="0.976100628930818" calcext:value-type="float">
            <text:p>0.976100628930818</text:p>
          </table:table-cell>
          <table:table-cell office:value-type="float" office:value="0.690095846645367" calcext:value-type="float">
            <text:p>0.69009584664536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 AVERAGE([.B157:.B159])" office:value-type="float" office:value="0.849475890985325" calcext:value-type="float">
            <text:p>0.849475890985325</text:p>
          </table:table-cell>
          <table:table-cell table:formula="of:= AVERAGE([.C157:.C159])" office:value-type="float" office:value="0.822623828647925" calcext:value-type="float">
            <text:p>0.822623828647925</text:p>
          </table:table-cell>
          <table:table-cell table:formula="of:= AVERAGE([.D157:.D159])" office:value-type="float" office:value="0.711750088746894" calcext:value-type="float">
            <text:p>0.711750088746894</text:p>
          </table:table-cell>
          <table:table-cell table:formula="of:= AVERAGE([.E157:.E159])" office:value-type="float" office:value="0.977358490566038" calcext:value-type="float">
            <text:p>0.977358490566038</text:p>
          </table:table-cell>
          <table:table-cell table:formula="of:= AVERAGE([.F157:.F159])" office:value-type="float" office:value="0.687847592000947" calcext:value-type="float">
            <text:p>0.687847592000947</text:p>
          </table:table-cell>
          <table:table-cell table:formula="of:= AVERAGE([.G157:.G159])" office:value-type="float" office:value="0.997991967871486" calcext:value-type="float">
            <text:p>0.997991967871486</text:p>
          </table:table-cell>
          <table:table-cell table:formula="of:= AVERAGE([.B160:.G160])" office:value-type="float" office:value="0.841174643136436" calcext:value-type="float">
            <text:p>0.84117464313643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SNET + CDAN + block adaptation (lr = 5e-4)</text:p>
          </table:table-cell>
          <table:table-cell office:value-type="string" calcext:value-type="string">
            <text:p>A→W (lr = 3e-4)</text:p>
          </table:table-cell>
          <table:table-cell office:value-type="string" calcext:value-type="string">
            <text:p>A→D <text:s/>(beta = 0.1)</text:p>
          </table:table-cell>
          <table:table-cell office:value-type="string" calcext:value-type="string">
            <text:p>D→A</text:p>
          </table:table-cell>
          <table:table-cell office:value-type="string" calcext:value-type="string">
            <text:p>D→W </text:p>
          </table:table-cell>
          <table:table-cell office:value-type="string" calcext:value-type="string">
            <text:p>W→A </text:p>
          </table:table-cell>
          <table:table-cell office:value-type="string" calcext:value-type="string">
            <text:p>W→D 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67924528301887" calcext:value-type="float">
            <text:p>0.867924528301887</text:p>
          </table:table-cell>
          <table:table-cell office:value-type="float" office:value="0.84136546184739" calcext:value-type="float">
            <text:p>0.84136546184739</text:p>
          </table:table-cell>
          <table:table-cell office:value-type="float" office:value="0.714944976925808" calcext:value-type="float">
            <text:p>0.714944976925808</text:p>
          </table:table-cell>
          <table:table-cell office:value-type="float" office:value="0.981132075471698" calcext:value-type="float">
            <text:p>0.981132075471698</text:p>
          </table:table-cell>
          <table:table-cell office:value-type="float" office:value="0.704295349662762" calcext:value-type="float">
            <text:p>0.70429534966276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2830188679245" calcext:value-type="float">
            <text:p>0.852830188679245</text:p>
          </table:table-cell>
          <table:table-cell office:value-type="float" office:value="0.829317269076305" calcext:value-type="float">
            <text:p>0.829317269076305</text:p>
          </table:table-cell>
          <table:table-cell office:value-type="float" office:value="0.711750088746894" calcext:value-type="float">
            <text:p>0.711750088746894</text:p>
          </table:table-cell>
          <table:table-cell office:value-type="float" office:value="0.972327044025157" calcext:value-type="float">
            <text:p>0.972327044025157</text:p>
          </table:table-cell>
          <table:table-cell office:value-type="float" office:value="0.685126020589279" calcext:value-type="float">
            <text:p>0.68512602058927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6540880503145" calcext:value-type="float">
            <text:p>0.846540880503145</text:p>
          </table:table-cell>
          <table:table-cell office:value-type="float" office:value="0.843373493975904" calcext:value-type="float">
            <text:p>0.843373493975904</text:p>
          </table:table-cell>
          <table:table-cell office:value-type="float" office:value="0.720624778132765" calcext:value-type="float">
            <text:p>0.720624778132765</text:p>
          </table:table-cell>
          <table:table-cell office:value-type="float" office:value="0.982389937106918" calcext:value-type="float">
            <text:p>0.982389937106918</text:p>
          </table:table-cell>
          <table:table-cell office:value-type="float" office:value="0.709620163294285" calcext:value-type="float">
            <text:p>0.709620163294285</text:p>
          </table:table-cell>
          <table:table-cell office:value-type="float" office:value="0.997991967871486" calcext:value-type="float">
            <text:p>0.997991967871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 AVERAGE([.B163:.B165])" office:value-type="float" office:value="0.855765199161426" calcext:value-type="float">
            <text:p>0.855765199161426</text:p>
          </table:table-cell>
          <table:table-cell table:formula="of:= AVERAGE([.C163:.C165])" office:value-type="float" office:value="0.8380187416332" calcext:value-type="float">
            <text:p>0.8380187416332</text:p>
          </table:table-cell>
          <table:table-cell table:formula="of:= AVERAGE([.D163:.D165])" office:value-type="float" office:value="0.715773281268489" calcext:value-type="float">
            <text:p>0.715773281268489</text:p>
          </table:table-cell>
          <table:table-cell table:formula="of:= AVERAGE([.E163:.E165])" office:value-type="float" office:value="0.978616352201258" calcext:value-type="float">
            <text:p>0.978616352201258</text:p>
          </table:table-cell>
          <table:table-cell table:formula="of:= AVERAGE([.F163:.F165])" office:value-type="float" office:value="0.699680511182109" calcext:value-type="float">
            <text:p>0.699680511182109</text:p>
          </table:table-cell>
          <table:table-cell table:formula="of:= AVERAGE([.G163:.G165])" office:value-type="float" office:value="0.999330655957162" calcext:value-type="float">
            <text:p>0.999330655957162</text:p>
          </table:table-cell>
          <table:table-cell table:formula="of:= AVERAGE([.B166:.G166])" office:value-type="float" office:value="0.847864123567274" calcext:value-type="float">
            <text:p>0.84786412356727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SNET + CDAN + block mutan (lamda = 0.05, lr = 5e-4)</text:p>
          </table:table-cell>
          <table:table-cell office:value-type="string" calcext:value-type="string">
            <text:p>A→W (lr = 3e-4)</text:p>
          </table:table-cell>
          <table:table-cell office:value-type="string" calcext:value-type="string">
            <text:p>A→D <text:s/>(lr = 3e-4)</text:p>
          </table:table-cell>
          <table:table-cell office:value-type="string" calcext:value-type="string">
            <text:p>D→A</text:p>
          </table:table-cell>
          <table:table-cell office:value-type="string" calcext:value-type="string">
            <text:p>D→W </text:p>
          </table:table-cell>
          <table:table-cell office:value-type="string" calcext:value-type="string">
            <text:p>W→A </text:p>
          </table:table-cell>
          <table:table-cell office:value-type="string" calcext:value-type="string">
            <text:p>W→D 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60377358490566" calcext:value-type="float">
            <text:p>0.860377358490566</text:p>
          </table:table-cell>
          <table:table-cell office:value-type="float" office:value="0.807228915662651" calcext:value-type="float">
            <text:p>0.807228915662651</text:p>
          </table:table-cell>
          <table:table-cell office:value-type="float" office:value="0.651047213347533" calcext:value-type="float">
            <text:p>0.651047213347533</text:p>
          </table:table-cell>
          <table:table-cell office:value-type="float" office:value="0.972327044025157" calcext:value-type="float">
            <text:p>0.972327044025157</text:p>
          </table:table-cell>
          <table:table-cell office:value-type="float" office:value="0.652822151224707" calcext:value-type="float">
            <text:p>0.652822151224707</text:p>
          </table:table-cell>
          <table:table-cell office:value-type="float" office:value="0.997991967871486" calcext:value-type="float">
            <text:p>0.99799196787148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6477987421384" calcext:value-type="float">
            <text:p>0.836477987421384</text:p>
          </table:table-cell>
          <table:table-cell office:value-type="float" office:value="0.809236947791165" calcext:value-type="float">
            <text:p>0.809236947791165</text:p>
          </table:table-cell>
          <table:table-cell office:value-type="float" office:value="0.637557685481008" calcext:value-type="float">
            <text:p>0.637557685481008</text:p>
          </table:table-cell>
          <table:table-cell office:value-type="float" office:value="0.977358490566038" calcext:value-type="float">
            <text:p>0.977358490566038</text:p>
          </table:table-cell>
          <table:table-cell office:value-type="float" office:value="0.642172523961661" calcext:value-type="float">
            <text:p>0.642172523961661</text:p>
          </table:table-cell>
          <table:table-cell office:value-type="float" office:value="0.997991967871486" calcext:value-type="float">
            <text:p>0.99799196787148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7672955974843" calcext:value-type="float">
            <text:p>0.827672955974843</text:p>
          </table:table-cell>
          <table:table-cell office:value-type="float" office:value="0.813253012048193" calcext:value-type="float">
            <text:p>0.813253012048193</text:p>
          </table:table-cell>
          <table:table-cell office:value-type="float" office:value="0.637557685481008" calcext:value-type="float">
            <text:p>0.637557685481008</text:p>
          </table:table-cell>
          <table:table-cell office:value-type="float" office:value="0.971069182389937" calcext:value-type="float">
            <text:p>0.971069182389937</text:p>
          </table:table-cell>
          <table:table-cell office:value-type="float" office:value="0.643947461838836" calcext:value-type="float">
            <text:p>0.643947461838836</text:p>
          </table:table-cell>
          <table:table-cell office:value-type="float" office:value="0.995983935742972" calcext:value-type="float">
            <text:p>0.9959839357429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 AVERAGE([.B169:.B171])" office:value-type="float" office:value="0.841509433962264" calcext:value-type="float">
            <text:p>0.841509433962264</text:p>
          </table:table-cell>
          <table:table-cell table:formula="of:= AVERAGE([.C169:.C171])" office:value-type="float" office:value="0.809906291834003" calcext:value-type="float">
            <text:p>0.809906291834003</text:p>
          </table:table-cell>
          <table:table-cell table:formula="of:= AVERAGE([.D169:.D171])" office:value-type="float" office:value="0.64205419476985" calcext:value-type="float">
            <text:p>0.64205419476985</text:p>
          </table:table-cell>
          <table:table-cell table:formula="of:= AVERAGE([.E169:.E171])" office:value-type="float" office:value="0.973584905660377" calcext:value-type="float">
            <text:p>0.973584905660377</text:p>
          </table:table-cell>
          <table:table-cell table:formula="of:= AVERAGE([.F169:.F171])" office:value-type="float" office:value="0.646314045675068" calcext:value-type="float">
            <text:p>0.646314045675068</text:p>
          </table:table-cell>
          <table:table-cell table:formula="of:= AVERAGE([.G169:.G171])" office:value-type="float" office:value="0.997322623828648" calcext:value-type="float">
            <text:p>0.997322623828648</text:p>
          </table:table-cell>
          <table:table-cell table:formula="of:= AVERAGE([.B172:.G172])" office:value-type="float" office:value="0.818448582621702" calcext:value-type="float">
            <text:p>0.81844858262170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SNET + CDAN + block adaptation version 2 (lr = 5e-4)</text:p>
          </table:table-cell>
          <table:table-cell office:value-type="string" calcext:value-type="string">
            <text:p>A→W (alpha = 0.25, lr = 5e-4)</text:p>
          </table:table-cell>
          <table:table-cell office:value-type="string" calcext:value-type="string">
            <text:p>A→D <text:s/>(alpha = 0.1, lr = 5e-4)</text:p>
          </table:table-cell>
          <table:table-cell office:value-type="string" calcext:value-type="string">
            <text:p>D→A (alpha =0.1, lr = 3e-4)</text:p>
          </table:table-cell>
          <table:table-cell office:value-type="string" calcext:value-type="string">
            <text:p>D→W (alpha = 0.1, lr = 5e-4)</text:p>
          </table:table-cell>
          <table:table-cell office:value-type="string" calcext:value-type="string">
            <text:p>W→A (alpha = 0.1, lr = 5e-4)</text:p>
          </table:table-cell>
          <table:table-cell office:value-type="string" calcext:value-type="string">
            <text:p>W→D 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4213836477987" calcext:value-type="float">
            <text:p>0.874213836477987</text:p>
          </table:table-cell>
          <table:table-cell office:value-type="float" office:value="0.857429718875502" calcext:value-type="float">
            <text:p>0.857429718875502</text:p>
          </table:table-cell>
          <table:table-cell office:value-type="float" office:value="0.686190983315584" calcext:value-type="float">
            <text:p>0.686190983315584</text:p>
          </table:table-cell>
          <table:table-cell office:value-type="float" office:value="0.981132075471698" calcext:value-type="float">
            <text:p>0.981132075471698</text:p>
          </table:table-cell>
          <table:table-cell office:value-type="float" office:value="0.67057152999645" calcext:value-type="float">
            <text:p>0.670571529996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9119496855346" calcext:value-type="float">
            <text:p>0.859119496855346</text:p>
          </table:table-cell>
          <table:table-cell office:value-type="float" office:value="0.85140562248996" calcext:value-type="float">
            <text:p>0.85140562248996</text:p>
          </table:table-cell>
          <table:table-cell office:value-type="float" office:value="0.681221157259496" calcext:value-type="float">
            <text:p>0.681221157259496</text:p>
          </table:table-cell>
          <table:table-cell office:value-type="float" office:value="0.981132075471698" calcext:value-type="float">
            <text:p>0.981132075471698</text:p>
          </table:table-cell>
          <table:table-cell office:value-type="float" office:value="0.692580759673411" calcext:value-type="float">
            <text:p>0.6925807596734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867469879518072" calcext:value-type="float">
            <text:p>0.867469879518072</text:p>
          </table:table-cell>
          <table:table-cell office:value-type="float" office:value="0.664891728789492" calcext:value-type="float">
            <text:p>0.664891728789492</text:p>
          </table:table-cell>
          <table:table-cell office:value-type="float" office:value="0.979874213836478" calcext:value-type="float">
            <text:p>0.979874213836478</text:p>
          </table:table-cell>
          <table:table-cell office:value-type="float" office:value="0.698970536031239" calcext:value-type="float">
            <text:p>0.69897053603123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 AVERAGE([.B175:.B177])" office:value-type="float" office:value="0.866666666666667" calcext:value-type="float">
            <text:p>0.866666666666667</text:p>
          </table:table-cell>
          <table:table-cell table:formula="of:= AVERAGE([.C175:.C177])" office:value-type="float" office:value="0.858768406961178" calcext:value-type="float">
            <text:p>0.858768406961178</text:p>
          </table:table-cell>
          <table:table-cell table:formula="of:= AVERAGE([.D175:.D177])" office:value-type="float" office:value="0.677434623121524" calcext:value-type="float">
            <text:p>0.677434623121524</text:p>
          </table:table-cell>
          <table:table-cell table:formula="of:= AVERAGE([.E175:.E177])" office:value-type="float" office:value="0.980712788259958" calcext:value-type="float">
            <text:p>0.980712788259958</text:p>
          </table:table-cell>
          <table:table-cell table:formula="of:= AVERAGE([.F175:.F177])" office:value-type="float" office:value="0.6873742752337" calcext:value-type="float">
            <text:p>0.6873742752337</text:p>
          </table:table-cell>
          <table:table-cell table:formula="of:= AVERAGE([.G175:.G177])" office:value-type="float" office:value="1" calcext:value-type="float">
            <text:p>1</text:p>
          </table:table-cell>
          <table:table-cell table:formula="of:= AVERAGE([.B178:.G178])" office:value-type="float" office:value="0.845159460040505" calcext:value-type="float">
            <text:p>0.845159460040505</text:p>
          </table:table-cell>
          <table:table-cell table:number-columns-repeated="3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2"/>
          <table:table-cell office:value-type="float" office:value="0.733333333333333" calcext:value-type="float">
            <text:p>0.7333333333333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69937106918239" calcext:value-type="float">
            <text:p>0.699371069182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718238993710692" calcext:value-type="float">
            <text:p>0.71823899371069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 AVERAGE([.C188:.C190])" office:value-type="float" office:value="0.716981132075472" calcext:value-type="float">
            <text:p>0.71698113207547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11:23:03.073111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3:29:34.429633099</meta:creation-date>
    <dc:date>2019-06-12T17:11:39.607030732</dc:date>
    <meta:editing-duration>P5DT3H59M9S</meta:editing-duration>
    <meta:editing-cycles>80</meta:editing-cycles>
    <meta:generator>LibreOffice/6.1.0.3$Linux_X86_64 LibreOffice_project/10$Build-3</meta:generator>
    <meta:document-statistic meta:table-count="1" meta:cell-count="901" meta:object-count="0"/>
  </office:meta>
</office:document-meta>
</file>